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111in" fo:line-height="101%"/>
    </style:style>
    <style:style style:name="T2" style:parent-style-name="Fuentedepárrafopredeter." style:family="text">
      <style:text-properties style:font-name-asian="Calibri" style:font-name-complex="Calibri"/>
    </style:style>
    <style:style style:name="TableColumn4" style:family="table-column">
      <style:table-column-properties style:column-width="2.9493in" style:use-optimal-column-width="false"/>
    </style:style>
    <style:style style:name="TableColumn5" style:family="table-column">
      <style:table-column-properties style:column-width="2.9493in" style:use-optimal-column-width="false"/>
    </style:style>
    <style:style style:name="Table3" style:family="table">
      <style:table-properties style:width="5.8986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8" style:parent-style-name="Fuentedepárrafopredeter." style:family="text">
      <style:text-properties style:font-name-asian="Calibri" style:font-name-complex="Calibri"/>
    </style:style>
    <style:style style:name="TableCell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0" style:parent-style-name="Fuentedepárrafopredeter." style:family="text">
      <style:text-properties style:font-name-asian="Calibri" style:font-name-complex="Calibri"/>
    </style:style>
    <style:style style:name="TableRow11" style:family="table-row">
      <style:table-row-properties style:min-row-height="0.6666in" style:use-optimal-row-height="false"/>
    </style:style>
    <style:style style:name="TableCell1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3" style:parent-style-name="Normal" style:family="paragraph">
      <style:text-properties style:font-name-asian="Calibri" style:font-name-complex="Calibri"/>
    </style:style>
    <style:style style:name="TableCell1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5" style:parent-style-name="Normal" style:family="paragraph">
      <style:text-properties style:font-name-asian="Calibri" style:font-name-complex="Calibri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8" style:parent-style-name="Normal" style:family="paragraph">
      <style:text-properties style:font-name-asian="Calibri" style:font-name-complex="Calibri"/>
    </style:style>
    <style:style style:name="TableCell1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0" style:parent-style-name="Normal" style:family="paragraph">
      <style:text-properties style:font-name-asian="Calibri" style:font-name-complex="Calibri"/>
    </style:style>
    <style:style style:name="P21" style:parent-style-name="Normal" style:family="paragraph">
      <style:text-properties style:font-name-asian="Calibri" style:font-name-complex="Calibri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4" style:parent-style-name="Normal" style:family="paragraph">
      <style:text-properties style:font-name-asian="Calibri" style:font-name-complex="Calibri"/>
    </style:style>
    <style:style style:name="TableCell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6" style:parent-style-name="Normal" style:family="paragraph">
      <style:text-properties style:font-name-asian="Calibri" style:font-name-complex="Calibri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9" style:parent-style-name="Normal" style:family="paragraph">
      <style:text-properties style:font-name-asian="Calibri" style:font-name-complex="Calibri"/>
    </style:style>
    <style:style style:name="TableCell3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1" style:parent-style-name="Normal" style:family="paragraph">
      <style:text-properties style:font-name-asian="Calibri" style:font-name-complex="Calibri"/>
    </style:style>
    <style:style style:name="P32" style:parent-style-name="Normal" style:family="paragraph">
      <style:paragraph-properties fo:margin-bottom="0.1111in" fo:line-height="101%"/>
    </style:style>
    <style:style style:name="P33" style:parent-style-name="Normal" style:family="paragraph">
      <style:paragraph-properties fo:margin-bottom="0.1111in" fo:line-height="101%"/>
    </style:style>
    <style:style style:name="T34" style:parent-style-name="Fuentedepárrafopredeter." style:family="text">
      <style:text-properties style:font-name-asian="Calibri" style:font-name-complex="Calibri"/>
    </style:style>
    <style:style style:name="TableColumn36" style:family="table-column">
      <style:table-column-properties style:column-width="2.9493in" style:use-optimal-column-width="false"/>
    </style:style>
    <style:style style:name="TableColumn37" style:family="table-column">
      <style:table-column-properties style:column-width="2.9493in" style:use-optimal-column-width="false"/>
    </style:style>
    <style:style style:name="Table35" style:family="table">
      <style:table-properties style:width="5.8986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0" style:parent-style-name="Fuentedepárrafopredeter." style:family="text">
      <style:text-properties style:font-name-asian="Calibri" style:font-name-complex="Calibri"/>
    </style:style>
    <style:style style:name="TableCell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" style:parent-style-name="Fuentedepárrafopredeter." style:family="text">
      <style:text-properties style:font-name-asian="Calibri" style:font-name-complex="Calibri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5" style:parent-style-name="Fuentedepárrafopredeter." style:family="text">
      <style:text-properties style:font-name-asian="Calibri" style:font-name-complex="Calibri"/>
    </style:style>
    <style:style style:name="TableCell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7" style:parent-style-name="Fuentedepárrafopredeter." style:family="text">
      <style:text-properties style:font-name-asian="Calibri" style:font-name-complex="Calibri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0.0034in solid #000000" fo:border-left="0.0069in solid #000000" fo:border-bottom="0.0034in solid #000000" fo:border-right="0.0069in solid #000000" fo:background-color="#FFFFFF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.1111in" fo:line-height="101%"/>
    </style:style>
    <style:style style:name="T51" style:parent-style-name="Fuentedepárrafopredeter." style:family="text">
      <style:text-properties style:font-name-asian="Calibri" style:font-name-complex="Calibri"/>
    </style:style>
    <style:style style:name="T52" style:parent-style-name="Fuentedepárrafopredeter." style:family="text">
      <style:text-properties style:font-name-asian="Calibri" style:font-name-complex="Calibri"/>
    </style:style>
    <style:style style:name="T53" style:parent-style-name="Fuentedepárrafopredeter." style:family="text">
      <style:text-properties style:font-name-asian="Calibri" style:font-name-complex="Calibri"/>
    </style:style>
    <style:style style:name="TableCell54" style:family="table-cell">
      <style:table-cell-properties fo:border-top="0.0034in solid #000000" fo:border-left="0.0069in solid #000000" fo:border-bottom="0.0034in solid #000000" fo:border-right="0.0069in solid #000000" fo:background-color="#FFFFFF" style:writing-mode="lr-tb" fo:padding-top="0in" fo:padding-left="0.075in" fo:padding-bottom="0in" fo:padding-right="0.075in"/>
    </style:style>
    <style:style style:name="T55" style:parent-style-name="Fuentedepárrafopredeter." style:family="text">
      <style:text-properties style:font-name-asian="Calibri" style:font-name-complex="Calibri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34in solid #000000" fo:border-left="0.0069in solid #000000" fo:border-bottom="0.0034in solid #000000" fo:border-right="0.0069in solid #000000" fo:background-color="#FFFFFF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.1111in" fo:line-height="101%"/>
    </style:style>
    <style:style style:name="T59" style:parent-style-name="Fuentedepárrafopredeter." style:family="text">
      <style:text-properties style:font-name-asian="Calibri" style:font-name-complex="Calibri"/>
    </style:style>
    <style:style style:name="TableCell60" style:family="table-cell">
      <style:table-cell-properties fo:border-top="0.0034in solid #000000" fo:border-left="0.0069in solid #000000" fo:border-bottom="0.0034in solid #000000" fo:border-right="0.0069in solid #000000" fo:background-color="#FFFFFF" style:writing-mode="lr-tb" fo:padding-top="0in" fo:padding-left="0.075in" fo:padding-bottom="0in" fo:padding-right="0.075in"/>
    </style:style>
    <style:style style:name="T61" style:parent-style-name="Fuentedepárrafopredeter." style:family="text">
      <style:text-properties style:font-name-asian="Calibri" style:font-name-complex="Calibri"/>
    </style:style>
    <style:style style:name="TableRow62" style:family="table-row">
      <style:table-row-properties style:min-row-height="0.3354in" style:use-optimal-row-height="false"/>
    </style:style>
    <style:style style:name="TableCell63" style:family="table-cell">
      <style:table-cell-properties fo:border-top="0.0034in solid #000000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.1111in" fo:line-height="101%"/>
      <style:text-properties style:font-name-asian="Calibri" style:font-name-complex="Calibri"/>
    </style:style>
    <style:style style:name="TableCell65" style:family="table-cell">
      <style:table-cell-properties fo:border-top="0.0034in solid #000000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66" style:parent-style-name="Normal" style:family="paragraph">
      <style:text-properties style:font-name-asian="Calibri" style:font-name-complex="Calibri"/>
    </style:style>
    <style:style style:name="P67" style:parent-style-name="Normal" style:family="paragraph">
      <style:paragraph-properties fo:margin-bottom="0.1111in" fo:line-height="101%"/>
    </style:style>
    <style:style style:name="P68" style:parent-style-name="Normal" style:family="paragraph">
      <style:paragraph-properties fo:margin-bottom="0.1111in" fo:line-height="101%"/>
    </style:style>
    <style:style style:name="T69" style:parent-style-name="Fuentedepárrafopredeter." style:family="text">
      <style:text-properties style:font-name-asian="Calibri" style:font-name-complex="Calibri"/>
    </style:style>
    <style:style style:name="TableColumn71" style:family="table-column">
      <style:table-column-properties style:column-width="2.9493in" style:use-optimal-column-width="false"/>
    </style:style>
    <style:style style:name="TableColumn72" style:family="table-column">
      <style:table-column-properties style:column-width="2.9493in" style:use-optimal-column-width="false"/>
    </style:style>
    <style:style style:name="Table70" style:family="table">
      <style:table-properties style:width="5.8986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5" style:parent-style-name="Fuentedepárrafopredeter." style:family="text">
      <style:text-properties style:font-name-asian="Calibri" style:font-name-complex="Calibri"/>
    </style:style>
    <style:style style:name="TableCell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7" style:parent-style-name="Fuentedepárrafopredeter." style:family="text">
      <style:text-properties style:font-name-asian="Calibri" style:font-name-complex="Calibri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.1111in" fo:line-height="101%"/>
    </style:style>
    <style:style style:name="T81" style:parent-style-name="Fuentedepárrafopredeter." style:family="text">
      <style:text-properties style:font-name-asian="Calibri" style:font-name-complex="Calibri"/>
    </style:style>
    <style:style style:name="T82" style:parent-style-name="Fuentedepárrafopredeter." style:family="text">
      <style:text-properties style:font-name-asian="Calibri" style:font-name-complex="Calibri"/>
    </style:style>
    <style:style style:name="TableCell8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84" style:parent-style-name="Fuentedepárrafopredeter." style:family="text">
      <style:text-properties style:font-name-asian="Calibri" style:font-name-complex="Calibri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.1111in" fo:line-height="101%"/>
    </style:style>
    <style:style style:name="T88" style:parent-style-name="Fuentedepárrafopredeter." style:family="text">
      <style:text-properties style:font-name-asian="Calibri" style:font-name-complex="Calibri"/>
    </style:style>
    <style:style style:name="TableCell8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90" style:parent-style-name="Fuentedepárrafopredeter." style:family="text">
      <style:text-properties style:font-name-asian="Calibri" style:font-name-complex="Calibri"/>
    </style:style>
    <style:style style:name="P91" style:parent-style-name="Normal" style:family="paragraph">
      <style:text-properties style:font-name-asian="Calibri" style:font-name-complex="Calibri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.1111in" fo:line-height="101%"/>
      <style:text-properties style:font-name-asian="Calibri" style:font-name-complex="Calibri"/>
    </style:style>
    <style:style style:name="TableCell9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6" style:parent-style-name="Normal" style:family="paragraph">
      <style:text-properties style:font-name-asian="Calibri" style:font-name-complex="Calibri"/>
    </style:style>
    <style:style style:name="P97" style:parent-style-name="Normal" style:family="paragraph">
      <style:paragraph-properties fo:margin-bottom="0.1111in" fo:line-height="101%"/>
    </style:style>
    <style:style style:name="P98" style:parent-style-name="Normal" style:family="paragraph">
      <style:paragraph-properties fo:margin-bottom="0.1111in" fo:line-height="101%"/>
    </style:style>
    <style:style style:name="T99" style:parent-style-name="Fuentedepárrafopredeter." style:family="text">
      <style:text-properties style:font-name-asian="Calibri" style:font-name-complex="Calibri"/>
    </style:style>
    <style:style style:name="TableColumn101" style:family="table-column">
      <style:table-column-properties style:column-width="2.9493in" style:use-optimal-column-width="false"/>
    </style:style>
    <style:style style:name="TableColumn102" style:family="table-column">
      <style:table-column-properties style:column-width="2.9493in" style:use-optimal-column-width="false"/>
    </style:style>
    <style:style style:name="Table100" style:family="table">
      <style:table-properties style:width="5.8986in" fo:margin-left="0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05" style:parent-style-name="Fuentedepárrafopredeter." style:family="text">
      <style:text-properties style:font-name-asian="Calibri" style:font-name-complex="Calibri"/>
    </style:style>
    <style:style style:name="TableCell10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07" style:parent-style-name="Fuentedepárrafopredeter." style:family="text">
      <style:text-properties style:font-name-asian="Calibri" style:font-name-complex="Calibri"/>
    </style:style>
    <style:style style:name="TableRow108" style:family="table-row">
      <style:table-row-properties style:min-row-height="0.552in" style:use-optimal-row-height="false"/>
    </style:style>
    <style:style style:name="TableCell10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10" style:parent-style-name="Normal" style:family="paragraph">
      <style:text-properties style:font-name-asian="Calibri" style:font-name-complex="Calibri"/>
    </style:style>
    <style:style style:name="T111" style:parent-style-name="Fuentedepárrafopredeter." style:family="text">
      <style:text-properties style:font-name-asian="Calibri" style:font-name-complex="Calibri"/>
    </style:style>
    <style:style style:name="TableCell11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13" style:parent-style-name="Normal" style:family="paragraph">
      <style:text-properties style:font-name-asian="Calibri" style:font-name-complex="Calibri"/>
    </style:style>
    <style:style style:name="P114" style:parent-style-name="Normal" style:family="paragraph">
      <style:text-properties style:font-name-asian="Calibri" style:font-name-complex="Calibri"/>
    </style:style>
    <style:style style:name="TableRow115" style:family="table-row">
      <style:table-row-properties style:min-row-height="0.552in" style:use-optimal-row-height="false"/>
    </style:style>
    <style:style style:name="TableCell11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17" style:parent-style-name="Normal" style:family="paragraph">
      <style:text-properties style:font-name-asian="Calibri" style:font-name-complex="Calibri"/>
    </style:style>
    <style:style style:name="TableCell11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.1111in" fo:line-height="101%"/>
    </style:style>
    <style:style style:name="P120" style:parent-style-name="Normal" style:family="paragraph">
      <style:paragraph-properties fo:margin-bottom="0.1111in" fo:line-height="101%"/>
    </style:style>
    <style:style style:name="T121" style:parent-style-name="Fuentedepárrafopredeter." style:family="text">
      <style:text-properties style:font-name-asian="Calibri" style:font-name-complex="Calibri"/>
    </style:style>
    <style:style style:name="TableColumn123" style:family="table-column">
      <style:table-column-properties style:column-width="2.9493in" style:use-optimal-column-width="false"/>
    </style:style>
    <style:style style:name="TableColumn124" style:family="table-column">
      <style:table-column-properties style:column-width="2.9493in" style:use-optimal-column-width="false"/>
    </style:style>
    <style:style style:name="Table122" style:family="table">
      <style:table-properties style:width="5.8986in" fo:margin-left="0in" table:align="lef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27" style:parent-style-name="Fuentedepárrafopredeter." style:family="text">
      <style:text-properties style:font-name-asian="Calibri" style:font-name-complex="Calibri"/>
    </style:style>
    <style:style style:name="TableCell1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29" style:parent-style-name="Fuentedepárrafopredeter." style:family="text">
      <style:text-properties style:font-name-asian="Calibri" style:font-name-complex="Calibri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3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3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34" style:parent-style-name="Normal" style:family="paragraph">
      <style:paragraph-properties fo:margin-bottom="0.1111in" fo:line-height="101%"/>
    </style:style>
    <style:style style:name="P135" style:parent-style-name="Normal" style:family="paragraph">
      <style:paragraph-properties fo:margin-bottom="0.1111in" fo:line-height="101%"/>
    </style:style>
    <style:style style:name="T136" style:parent-style-name="Fuentedepárrafopredeter." style:family="text">
      <style:text-properties style:font-name-asian="Calibri" style:font-name-complex="Calibri"/>
    </style:style>
    <style:style style:name="TableColumn138" style:family="table-column">
      <style:table-column-properties style:column-width="2.9493in" style:use-optimal-column-width="false"/>
    </style:style>
    <style:style style:name="TableColumn139" style:family="table-column">
      <style:table-column-properties style:column-width="2.9493in" style:use-optimal-column-width="false"/>
    </style:style>
    <style:style style:name="Table137" style:family="table">
      <style:table-properties style:width="5.8986in" fo:margin-left="0in" table:align="lef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42" style:parent-style-name="Fuentedepárrafopredeter." style:family="text">
      <style:text-properties style:font-name-asian="Calibri" style:font-name-complex="Calibri"/>
    </style:style>
    <style:style style:name="TableCell1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44" style:parent-style-name="Fuentedepárrafopredeter." style:family="text">
      <style:text-properties style:font-name-asian="Calibri" style:font-name-complex="Calibri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47" style:parent-style-name="Fuentedepárrafopredeter." style:family="text">
      <style:text-properties style:font-name-asian="Calibri" style:font-name-complex="Calibri"/>
    </style:style>
    <style:style style:name="TableCell14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49" style:parent-style-name="Fuentedepárrafopredeter." style:family="text">
      <style:text-properties style:font-name-asian="Calibri" style:font-name-complex="Calibri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52" style:parent-style-name="Normal" style:family="paragraph">
      <style:text-properties style:font-name-asian="Calibri" style:font-name-complex="Calibri"/>
    </style:style>
    <style:style style:name="TableCell15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54" style:parent-style-name="Normal" style:family="paragraph">
      <style:text-properties style:font-name-asian="Calibri" style:font-name-complex="Calibri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57" style:parent-style-name="Normal" style:family="paragraph">
      <style:text-properties style:font-name-asian="Calibri" style:font-name-complex="Calibri"/>
    </style:style>
    <style:style style:name="TableCell1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59" style:parent-style-name="Fuentedepárrafopredeter." style:family="text">
      <style:text-properties style:font-name-asian="Calibri" style:font-name-complex="Calibri"/>
    </style:style>
    <style:style style:name="P160" style:parent-style-name="Normal" style:family="paragraph">
      <style:paragraph-properties fo:margin-bottom="0.1111in" fo:line-height="101%"/>
    </style:style>
    <style:style style:name="P161" style:parent-style-name="Normal" style:family="paragraph">
      <style:paragraph-properties fo:margin-bottom="0.1111in" fo:line-height="101%"/>
    </style:style>
    <style:style style:name="T162" style:parent-style-name="Fuentedepárrafopredeter." style:family="text">
      <style:text-properties style:font-name-asian="Calibri" style:font-name-complex="Calibri"/>
    </style:style>
    <style:style style:name="TableColumn164" style:family="table-column">
      <style:table-column-properties style:column-width="2.9493in" style:use-optimal-column-width="false"/>
    </style:style>
    <style:style style:name="TableColumn165" style:family="table-column">
      <style:table-column-properties style:column-width="2.9493in" style:use-optimal-column-width="false"/>
    </style:style>
    <style:style style:name="Table163" style:family="table">
      <style:table-properties style:width="5.8986in" fo:margin-left="0in" table:align="lef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68" style:parent-style-name="Fuentedepárrafopredeter." style:family="text">
      <style:text-properties style:font-name-asian="Calibri" style:font-name-complex="Calibri"/>
    </style:style>
    <style:style style:name="TableCell1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70" style:parent-style-name="Fuentedepárrafopredeter." style:family="text">
      <style:text-properties style:font-name-asian="Calibri" style:font-name-complex="Calibri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.1111in" fo:line-height="101%"/>
    </style:style>
    <style:style style:name="T174" style:parent-style-name="Fuentedepárrafopredeter." style:family="text">
      <style:text-properties style:font-name-asian="Calibri" style:font-name-complex="Calibri"/>
    </style:style>
    <style:style style:name="T175" style:parent-style-name="Fuentedepárrafopredeter." style:family="text">
      <style:text-properties style:font-name-asian="Calibri" style:font-name-complex="Calibri"/>
    </style:style>
    <style:style style:name="TableCell1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77" style:parent-style-name="Fuentedepárrafopredeter." style:family="text">
      <style:text-properties style:font-name-asian="Calibri" style:font-name-complex="Calibri"/>
    </style:style>
    <style:style style:name="P178" style:parent-style-name="Normal" style:family="paragraph">
      <style:paragraph-properties fo:margin-bottom="0.1111in" fo:line-height="101%"/>
    </style:style>
    <style:style style:name="P179" style:parent-style-name="Normal" style:family="paragraph">
      <style:paragraph-properties fo:margin-bottom="0.1111in" fo:line-height="101%"/>
    </style:style>
    <style:style style:name="T180" style:parent-style-name="Fuentedepárrafopredeter." style:family="text">
      <style:text-properties style:font-name-asian="Calibri" style:font-name-complex="Calibri"/>
    </style:style>
    <style:style style:name="TableColumn182" style:family="table-column">
      <style:table-column-properties style:column-width="2.9493in" style:use-optimal-column-width="false"/>
    </style:style>
    <style:style style:name="TableColumn183" style:family="table-column">
      <style:table-column-properties style:column-width="2.9493in" style:use-optimal-column-width="false"/>
    </style:style>
    <style:style style:name="Table181" style:family="table">
      <style:table-properties style:width="5.8986in" fo:margin-left="0in" table:align="lef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86" style:parent-style-name="Fuentedepárrafopredeter." style:family="text">
      <style:text-properties style:font-name-asian="Calibri" style:font-name-complex="Calibri"/>
    </style:style>
    <style:style style:name="TableCell18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88" style:parent-style-name="Fuentedepárrafopredeter." style:family="text">
      <style:text-properties style:font-name-asian="Calibri" style:font-name-complex="Calibri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91" style:parent-style-name="Fuentedepárrafopredeter." style:family="text">
      <style:text-properties style:font-name-asian="Calibri" style:font-name-complex="Calibri"/>
    </style:style>
    <style:style style:name="TableCell19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93" style:parent-style-name="Fuentedepárrafopredeter." style:family="text">
      <style:text-properties style:font-name-asian="Calibri" style:font-name-complex="Calibri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96" style:parent-style-name="Fuentedepárrafopredeter." style:family="text">
      <style:text-properties style:font-name-asian="Calibri" style:font-name-complex="Calibri"/>
    </style:style>
    <style:style style:name="T197" style:parent-style-name="Fuentedepárrafopredeter." style:family="text">
      <style:text-properties style:font-name-asian="Calibri" style:font-name-complex="Calibri"/>
    </style:style>
    <style:style style:name="TableCell19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99" style:parent-style-name="Fuentedepárrafopredeter." style:family="text">
      <style:text-properties style:font-name-asian="Calibri" style:font-name-complex="Calibri"/>
    </style:style>
    <style:style style:name="P200" style:parent-style-name="Normal" style:family="paragraph">
      <style:text-properties style:font-name-asian="Calibri" style:font-name-complex="Calibri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03" style:parent-style-name="Normal" style:family="paragraph">
      <style:text-properties style:font-name-asian="Calibri" style:font-name-complex="Calibri"/>
    </style:style>
    <style:style style:name="TableCell20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05" style:parent-style-name="Normal" style:family="paragraph">
      <style:text-properties style:font-name-asian="Calibri" style:font-name-complex="Calibri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08" style:parent-style-name="Normal" style:family="paragraph">
      <style:text-properties style:font-name-asian="Calibri" style:font-name-complex="Calibri"/>
    </style:style>
    <style:style style:name="TableCell20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10" style:parent-style-name="Normal" style:family="paragraph">
      <style:text-properties style:font-name-asian="Calibri" style:font-name-complex="Calibri"/>
    </style:style>
    <style:style style:name="P211" style:parent-style-name="Normal" style:family="paragraph">
      <style:paragraph-properties fo:margin-bottom="0.1111in" fo:line-height="101%"/>
    </style:style>
    <style:style style:name="P212" style:parent-style-name="Normal" style:family="paragraph">
      <style:paragraph-properties fo:margin-bottom="0.1111in" fo:line-height="101%"/>
    </style:style>
    <style:style style:name="T213" style:parent-style-name="Fuentedepárrafopredeter." style:family="text">
      <style:text-properties style:font-name-asian="Calibri" style:font-name-complex="Calibri"/>
    </style:style>
    <style:style style:name="TableColumn215" style:family="table-column">
      <style:table-column-properties style:column-width="2.9493in" style:use-optimal-column-width="false"/>
    </style:style>
    <style:style style:name="TableColumn216" style:family="table-column">
      <style:table-column-properties style:column-width="2.9493in" style:use-optimal-column-width="false"/>
    </style:style>
    <style:style style:name="Table214" style:family="table">
      <style:table-properties style:width="5.8986in" fo:margin-left="0in" table:align="lef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19" style:parent-style-name="Fuentedepárrafopredeter." style:family="text">
      <style:text-properties style:font-name-asian="Calibri" style:font-name-complex="Calibri"/>
    </style:style>
    <style:style style:name="TableCell22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21" style:parent-style-name="Fuentedepárrafopredeter." style:family="text">
      <style:text-properties style:font-name-asian="Calibri" style:font-name-complex="Calibri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24" style:parent-style-name="Fuentedepárrafopredeter." style:family="text">
      <style:text-properties style:font-name-asian="Calibri" style:font-name-complex="Calibri"/>
    </style:style>
    <style:style style:name="T225" style:parent-style-name="Fuentedepárrafopredeter." style:family="text">
      <style:text-properties style:font-name-asian="Calibri" style:font-name-complex="Calibri"/>
    </style:style>
    <style:style style:name="T226" style:parent-style-name="Fuentedepárrafopredeter." style:family="text">
      <style:text-properties style:font-name-asian="Calibri" style:font-name-complex="Calibri"/>
    </style:style>
    <style:style style:name="TableCell22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28" style:parent-style-name="Fuentedepárrafopredeter." style:family="text">
      <style:text-properties style:font-name-asian="Calibri" style:font-name-complex="Calibri"/>
    </style:style>
    <style:style style:name="P229" style:parent-style-name="Normal" style:family="paragraph">
      <style:paragraph-properties fo:margin-bottom="0.1111in" fo:line-height="101%"/>
    </style:style>
    <style:style style:name="P230" style:parent-style-name="Normal" style:family="paragraph">
      <style:paragraph-properties fo:margin-bottom="0.1111in" fo:line-height="101%"/>
    </style:style>
    <style:style style:name="T231" style:parent-style-name="Fuentedepárrafopredeter." style:family="text">
      <style:text-properties style:font-name-asian="Calibri" style:font-name-complex="Calibri"/>
    </style:style>
    <style:style style:name="TableColumn233" style:family="table-column">
      <style:table-column-properties style:column-width="2.9493in" style:use-optimal-column-width="false"/>
    </style:style>
    <style:style style:name="TableColumn234" style:family="table-column">
      <style:table-column-properties style:column-width="2.9493in" style:use-optimal-column-width="false"/>
    </style:style>
    <style:style style:name="Table232" style:family="table">
      <style:table-properties style:width="5.8986in" fo:margin-left="0in" table:align="lef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37" style:parent-style-name="Fuentedepárrafopredeter." style:family="text">
      <style:text-properties style:font-name-asian="Calibri" style:font-name-complex="Calibri"/>
    </style:style>
    <style:style style:name="TableCell2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39" style:parent-style-name="Fuentedepárrafopredeter." style:family="text">
      <style:text-properties style:font-name-asian="Calibri" style:font-name-complex="Calibri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24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.1111in" fo:line-height="101%"/>
    </style:style>
    <style:style style:name="P244" style:parent-style-name="Normal" style:family="paragraph">
      <style:paragraph-properties fo:margin-bottom="0.1111in" fo:line-height="101%"/>
    </style:style>
    <style:style style:name="T245" style:parent-style-name="Fuentedepárrafopredeter." style:family="text">
      <style:text-properties style:font-name-asian="Calibri" style:font-name-complex="Calibri"/>
    </style:style>
    <style:style style:name="TableColumn247" style:family="table-column">
      <style:table-column-properties style:column-width="2.9493in" style:use-optimal-column-width="false"/>
    </style:style>
    <style:style style:name="TableColumn248" style:family="table-column">
      <style:table-column-properties style:column-width="2.9493in" style:use-optimal-column-width="false"/>
    </style:style>
    <style:style style:name="Table246" style:family="table">
      <style:table-properties style:width="5.8986in" fo:margin-left="0in" table:align="lef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51" style:parent-style-name="Fuentedepárrafopredeter." style:family="text">
      <style:text-properties style:font-name-asian="Calibri" style:font-name-complex="Calibri"/>
    </style:style>
    <style:style style:name="TableCell25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53" style:parent-style-name="Fuentedepárrafopredeter." style:family="text">
      <style:text-properties style:font-name-asian="Calibri" style:font-name-complex="Calibri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25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59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TableCell26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.1111in" fo:line-height="101%"/>
    </style:style>
    <style:style style:name="P262" style:parent-style-name="Normal" style:family="paragraph">
      <style:paragraph-properties fo:margin-bottom="0.1111in" fo:line-height="101%"/>
    </style:style>
    <style:style style:name="T263" style:parent-style-name="Fuentedepárrafopredeter." style:family="text">
      <style:text-properties style:font-name-asian="Calibri" style:font-name-complex="Calibri"/>
    </style:style>
    <style:style style:name="TableColumn265" style:family="table-column">
      <style:table-column-properties style:column-width="2.9493in" style:use-optimal-column-width="false"/>
    </style:style>
    <style:style style:name="TableColumn266" style:family="table-column">
      <style:table-column-properties style:column-width="2.9493in" style:use-optimal-column-width="false"/>
    </style:style>
    <style:style style:name="Table264" style:family="table">
      <style:table-properties style:width="5.8986in" fo:margin-left="0in" table:align="lef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69" style:parent-style-name="Fuentedepárrafopredeter." style:family="text">
      <style:text-properties style:font-name-asian="Calibri" style:font-name-complex="Calibri"/>
    </style:style>
    <style:style style:name="TableCell27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71" style:parent-style-name="Fuentedepárrafopredeter." style:family="text">
      <style:text-properties style:font-name-asian="Calibri" style:font-name-complex="Calibri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74" style:parent-style-name="Fuentedepárrafopredeter." style:family="text">
      <style:text-properties style:font-name-asian="Calibri" style:font-name-complex="Calibri"/>
    </style:style>
    <style:style style:name="TableCell27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76" style:parent-style-name="Fuentedepárrafopredeter." style:family="text">
      <style:text-properties style:font-name-asian="Calibri" style:font-name-complex="Calibri"/>
    </style:style>
    <style:style style:name="P277" style:parent-style-name="Normal" style:family="paragraph">
      <style:paragraph-properties fo:margin-bottom="0.1111in" fo:line-height="101%"/>
    </style:style>
    <style:style style:name="P278" style:parent-style-name="Normal" style:family="paragraph">
      <style:paragraph-properties fo:margin-bottom="0.1111in" fo:line-height="101%"/>
    </style:style>
    <style:style style:name="T279" style:parent-style-name="Fuentedepárrafopredeter." style:family="text">
      <style:text-properties style:font-name-asian="Calibri" style:font-name-complex="Calibri"/>
    </style:style>
    <style:style style:name="TableColumn281" style:family="table-column">
      <style:table-column-properties style:column-width="2.9493in" style:use-optimal-column-width="false"/>
    </style:style>
    <style:style style:name="TableColumn282" style:family="table-column">
      <style:table-column-properties style:column-width="2.9493in" style:use-optimal-column-width="false"/>
    </style:style>
    <style:style style:name="Table280" style:family="table">
      <style:table-properties style:width="5.8986in" fo:margin-left="0in" table:align="lef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85" style:parent-style-name="Fuentedepárrafopredeter." style:family="text">
      <style:text-properties style:font-name-asian="Calibri" style:font-name-complex="Calibri"/>
    </style:style>
    <style:style style:name="TableCell28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87" style:parent-style-name="Fuentedepárrafopredeter." style:family="text">
      <style:text-properties style:font-name-asian="Calibri" style:font-name-complex="Calibri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90" style:parent-style-name="Fuentedepárrafopredeter." style:family="text">
      <style:text-properties style:font-name-asian="Calibri" style:font-name-complex="Calibri"/>
    </style:style>
    <style:style style:name="T291" style:parent-style-name="Fuentedepárrafopredeter." style:family="text">
      <style:text-properties style:font-name-asian="Calibri" style:font-name-complex="Calibri"/>
    </style:style>
    <style:style style:name="TableCell29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93" style:parent-style-name="Fuentedepárrafopredeter." style:family="text">
      <style:text-properties style:font-name-asian="Calibri" style:font-name-complex="Calibri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29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.1111in" fo:line-height="101%"/>
    </style:style>
    <style:style style:name="P298" style:parent-style-name="Normal" style:family="paragraph">
      <style:paragraph-properties fo:margin-bottom="0.1111in" fo:line-height="101%"/>
    </style:style>
    <style:style style:name="T299" style:parent-style-name="Fuentedepárrafopredeter." style:family="text">
      <style:text-properties style:font-name-asian="Calibri" style:font-name-complex="Calibri"/>
    </style:style>
    <style:style style:name="TableColumn301" style:family="table-column">
      <style:table-column-properties style:column-width="2.9493in" style:use-optimal-column-width="false"/>
    </style:style>
    <style:style style:name="TableColumn302" style:family="table-column">
      <style:table-column-properties style:column-width="2.9493in" style:use-optimal-column-width="false"/>
    </style:style>
    <style:style style:name="Table300" style:family="table">
      <style:table-properties style:width="5.8986in" fo:margin-left="0in" table:align="lef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05" style:parent-style-name="Fuentedepárrafopredeter." style:family="text">
      <style:text-properties style:font-name-asian="Calibri" style:font-name-complex="Calibri"/>
    </style:style>
    <style:style style:name="TableCell30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07" style:parent-style-name="Fuentedepárrafopredeter." style:family="text">
      <style:text-properties style:font-name-asian="Calibri" style:font-name-complex="Calibri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10" style:parent-style-name="Fuentedepárrafopredeter." style:family="text">
      <style:text-properties style:font-name-asian="Calibri" style:font-name-complex="Calibri"/>
    </style:style>
    <style:style style:name="TableCell31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12" style:parent-style-name="Fuentedepárrafopredeter." style:family="text">
      <style:text-properties style:font-name-asian="Calibri" style:font-name-complex="Calibri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15" style:parent-style-name="Normal" style:family="paragraph">
      <style:text-properties style:font-name-asian="Calibri" style:font-name-complex="Calibri"/>
    </style:style>
    <style:style style:name="TableCell31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17" style:parent-style-name="Normal" style:family="paragraph">
      <style:text-properties style:font-name-asian="Calibri" style:font-name-complex="Calibri"/>
    </style:style>
    <style:style style:name="P318" style:parent-style-name="Normal" style:family="paragraph">
      <style:paragraph-properties fo:margin-bottom="0.1111in" fo:line-height="101%"/>
    </style:style>
    <style:style style:name="P319" style:parent-style-name="Normal" style:family="paragraph">
      <style:paragraph-properties fo:margin-bottom="0.1111in" fo:line-height="101%"/>
    </style:style>
    <style:style style:name="T320" style:parent-style-name="Fuentedepárrafopredeter." style:family="text">
      <style:text-properties style:font-name-asian="Calibri" style:font-name-complex="Calibri"/>
    </style:style>
    <style:style style:name="TableColumn322" style:family="table-column">
      <style:table-column-properties style:column-width="2.9493in" style:use-optimal-column-width="false"/>
    </style:style>
    <style:style style:name="TableColumn323" style:family="table-column">
      <style:table-column-properties style:column-width="2.9493in" style:use-optimal-column-width="false"/>
    </style:style>
    <style:style style:name="Table321" style:family="table">
      <style:table-properties style:width="5.8986in" fo:margin-left="0in" table:align="left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26" style:parent-style-name="Fuentedepárrafopredeter." style:family="text">
      <style:text-properties style:font-name-asian="Calibri" style:font-name-complex="Calibri"/>
    </style:style>
    <style:style style:name="TableCell32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28" style:parent-style-name="Fuentedepárrafopredeter." style:family="text">
      <style:text-properties style:font-name-asian="Calibri" style:font-name-complex="Calibri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33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.1111in" fo:line-height="101%"/>
    </style:style>
    <style:style style:name="P333" style:parent-style-name="Normal" style:family="paragraph">
      <style:paragraph-properties fo:margin-bottom="0.1111in" fo:line-height="101%"/>
    </style:style>
    <style:style style:name="T334" style:parent-style-name="Fuentedepárrafopredeter." style:family="text">
      <style:text-properties style:font-name-asian="Calibri" style:font-name-complex="Calibri"/>
    </style:style>
    <style:style style:name="TableColumn336" style:family="table-column">
      <style:table-column-properties style:column-width="2.9493in" style:use-optimal-column-width="false"/>
    </style:style>
    <style:style style:name="TableColumn337" style:family="table-column">
      <style:table-column-properties style:column-width="2.9493in" style:use-optimal-column-width="false"/>
    </style:style>
    <style:style style:name="Table335" style:family="table">
      <style:table-properties style:width="5.8986in" fo:margin-left="0in" table:align="lef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40" style:parent-style-name="Fuentedepárrafopredeter." style:family="text">
      <style:text-properties style:font-name-asian="Calibri" style:font-name-complex="Calibri"/>
    </style:style>
    <style:style style:name="TableCell3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42" style:parent-style-name="Fuentedepárrafopredeter." style:family="text">
      <style:text-properties style:font-name-asian="Calibri" style:font-name-complex="Calibri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45" style:parent-style-name="Fuentedepárrafopredeter." style:family="text">
      <style:text-properties style:font-name-asian="Calibri" style:font-name-complex="Calibri"/>
    </style:style>
    <style:style style:name="TableCell3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47" style:parent-style-name="Fuentedepárrafopredeter." style:family="text">
      <style:text-properties style:font-name-asian="Calibri" style:font-name-complex="Calibri"/>
    </style:style>
    <style:style style:name="P348" style:parent-style-name="Normal" style:family="paragraph">
      <style:paragraph-properties fo:margin-bottom="0.1111in" fo:line-height="101%"/>
    </style:style>
    <style:style style:name="P349" style:parent-style-name="Normal" style:family="paragraph">
      <style:paragraph-properties fo:margin-bottom="0.1111in" fo:line-height="101%"/>
    </style:style>
    <style:style style:name="T350" style:parent-style-name="Fuentedepárrafopredeter." style:family="text">
      <style:text-properties style:font-name-asian="Calibri" style:font-name-complex="Calibri"/>
    </style:style>
    <style:style style:name="TableColumn352" style:family="table-column">
      <style:table-column-properties style:column-width="2.9493in" style:use-optimal-column-width="false"/>
    </style:style>
    <style:style style:name="TableColumn353" style:family="table-column">
      <style:table-column-properties style:column-width="2.9493in" style:use-optimal-column-width="false"/>
    </style:style>
    <style:style style:name="Table351" style:family="table">
      <style:table-properties style:width="5.8986in" fo:margin-left="0in" table:align="lef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56" style:parent-style-name="Fuentedepárrafopredeter." style:family="text">
      <style:text-properties style:font-name-asian="Calibri" style:font-name-complex="Calibri"/>
    </style:style>
    <style:style style:name="TableCell35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58" style:parent-style-name="Fuentedepárrafopredeter." style:family="text">
      <style:text-properties style:font-name-asian="Calibri" style:font-name-complex="Calibri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36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.1111in" fo:line-height="101%"/>
    </style:style>
    <style:style style:name="P363" style:parent-style-name="Normal" style:family="paragraph">
      <style:paragraph-properties fo:margin-bottom="0.1111in" fo:line-height="101%"/>
    </style:style>
    <style:style style:name="T364" style:parent-style-name="Fuentedepárrafopredeter." style:family="text">
      <style:text-properties style:font-name-asian="Calibri" style:font-name-complex="Calibri"/>
    </style:style>
    <style:style style:name="TableColumn366" style:family="table-column">
      <style:table-column-properties style:column-width="2.9493in" style:use-optimal-column-width="false"/>
    </style:style>
    <style:style style:name="TableColumn367" style:family="table-column">
      <style:table-column-properties style:column-width="2.9493in" style:use-optimal-column-width="false"/>
    </style:style>
    <style:style style:name="Table365" style:family="table">
      <style:table-properties style:width="5.8986in" fo:margin-left="0in" table:align="lef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70" style:parent-style-name="Fuentedepárrafopredeter." style:family="text">
      <style:text-properties style:font-name-asian="Calibri" style:font-name-complex="Calibri"/>
    </style:style>
    <style:style style:name="TableCell37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72" style:parent-style-name="Fuentedepárrafopredeter." style:family="text">
      <style:text-properties style:font-name-asian="Calibri" style:font-name-complex="Calibri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75" style:parent-style-name="Fuentedepárrafopredeter." style:family="text">
      <style:text-properties style:font-name-asian="Calibri" style:font-name-complex="Calibri"/>
    </style:style>
    <style:style style:name="TableCell3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77" style:parent-style-name="Fuentedepárrafopredeter." style:family="text">
      <style:text-properties style:font-name-asian="Calibri" style:font-name-complex="Calibri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80" style:parent-style-name="Fuentedepárrafopredeter." style:family="text">
      <style:text-properties style:font-name-asian="Calibri" style:font-name-complex="Calibri"/>
    </style:style>
    <style:style style:name="TableCell38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82" style:parent-style-name="Normal" style:family="paragraph">
      <style:text-properties style:font-name-asian="Calibri" style:font-name-complex="Calibri"/>
    </style:style>
    <style:style style:name="P383" style:parent-style-name="Normal" style:family="paragraph">
      <style:paragraph-properties fo:margin-bottom="0.1111in" fo:line-height="101%"/>
    </style:style>
    <style:style style:name="P384" style:parent-style-name="Normal" style:family="paragraph">
      <style:paragraph-properties fo:margin-bottom="0.1111in" fo:line-height="101%"/>
    </style:style>
    <style:style style:name="T385" style:parent-style-name="Fuentedepárrafopredeter." style:family="text">
      <style:text-properties style:font-name-asian="Calibri" style:font-name-complex="Calibri"/>
    </style:style>
    <style:style style:name="TableColumn387" style:family="table-column">
      <style:table-column-properties style:column-width="2.9493in" style:use-optimal-column-width="false"/>
    </style:style>
    <style:style style:name="TableColumn388" style:family="table-column">
      <style:table-column-properties style:column-width="2.9493in" style:use-optimal-column-width="false"/>
    </style:style>
    <style:style style:name="Table386" style:family="table">
      <style:table-properties style:width="5.8986in" fo:margin-left="0in" table:align="lef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91" style:parent-style-name="Fuentedepárrafopredeter." style:family="text">
      <style:text-properties style:font-name-asian="Calibri" style:font-name-complex="Calibri"/>
    </style:style>
    <style:style style:name="TableCell39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93" style:parent-style-name="Fuentedepárrafopredeter." style:family="text">
      <style:text-properties style:font-name-asian="Calibri" style:font-name-complex="Calibri"/>
    </style:style>
    <style:style style:name="TableRow394" style:family="table-row">
      <style:table-row-properties style:min-row-height="0.177in" style:use-optimal-row-height="false"/>
    </style:style>
    <style:style style:name="TableCell39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96" style:parent-style-name="Fuentedepárrafopredeter." style:family="text">
      <style:text-properties style:font-name-asian="Calibri" style:font-name-complex="Calibri"/>
    </style:style>
    <style:style style:name="T397" style:parent-style-name="Fuentedepárrafopredeter." style:family="text">
      <style:text-properties style:font-name-asian="Calibri" style:font-name-complex="Calibri"/>
    </style:style>
    <style:style style:name="T398" style:parent-style-name="Fuentedepárrafopredeter." style:family="text">
      <style:text-properties style:font-name-asian="Calibri" style:font-name-complex="Calibri"/>
    </style:style>
    <style:style style:name="TableCell39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00" style:parent-style-name="Fuentedepárrafopredeter." style:family="text">
      <style:text-properties style:font-name-asian="Calibri" style:font-name-complex="Calibri"/>
    </style:style>
    <style:style style:name="TableRow401" style:family="table-row">
      <style:table-row-properties style:min-row-height="0.177in" style:use-optimal-row-height="false"/>
    </style:style>
    <style:style style:name="TableCell40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03" style:parent-style-name="Normal" style:family="paragraph">
      <style:text-properties style:font-name-asian="Calibri" style:font-name-complex="Calibri"/>
    </style:style>
    <style:style style:name="TableCell40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05" style:parent-style-name="Normal" style:family="paragraph">
      <style:text-properties style:font-name-asian="Calibri" style:font-name-complex="Calibri"/>
    </style:style>
    <style:style style:name="TableRow406" style:family="table-row">
      <style:table-row-properties style:min-row-height="0.177in" style:use-optimal-row-height="false"/>
    </style:style>
    <style:style style:name="TableCell40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08" style:parent-style-name="Fuentedepárrafopredeter." style:family="text">
      <style:text-properties style:font-name-asian="Calibri" style:font-name-complex="Calibri"/>
    </style:style>
    <style:style style:name="TableCell40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10" style:parent-style-name="Normal" style:family="paragraph">
      <style:text-properties style:font-name-asian="Calibri" style:font-name-complex="Calibri"/>
    </style:style>
    <style:style style:name="TableRow411" style:family="table-row">
      <style:table-row-properties style:min-row-height="0.177in" style:use-optimal-row-height="false"/>
    </style:style>
    <style:style style:name="TableCell41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13" style:parent-style-name="Fuentedepárrafopredeter." style:family="text">
      <style:text-properties style:font-name-asian="Calibri" style:font-name-complex="Calibri"/>
    </style:style>
    <style:style style:name="TableCell41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15" style:parent-style-name="Normal" style:family="paragraph">
      <style:text-properties style:font-name-asian="Calibri" style:font-name-complex="Calibri"/>
    </style:style>
    <style:style style:name="P416" style:parent-style-name="Normal" style:family="paragraph">
      <style:paragraph-properties fo:margin-bottom="0.1111in" fo:line-height="101%"/>
    </style:style>
    <style:style style:name="P417" style:parent-style-name="Normal" style:family="paragraph">
      <style:paragraph-properties fo:margin-bottom="0.1111in" fo:line-height="101%"/>
    </style:style>
    <style:style style:name="T418" style:parent-style-name="Fuentedepárrafopredeter." style:family="text">
      <style:text-properties style:font-name-asian="Calibri" style:font-name-complex="Calibri"/>
    </style:style>
    <style:style style:name="TableColumn420" style:family="table-column">
      <style:table-column-properties style:column-width="2.9493in" style:use-optimal-column-width="false"/>
    </style:style>
    <style:style style:name="TableColumn421" style:family="table-column">
      <style:table-column-properties style:column-width="2.9493in" style:use-optimal-column-width="false"/>
    </style:style>
    <style:style style:name="Table419" style:family="table">
      <style:table-properties style:width="5.8986in" fo:margin-left="0in" table:align="lef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4" style:parent-style-name="Fuentedepárrafopredeter." style:family="text">
      <style:text-properties style:font-name-asian="Calibri" style:font-name-complex="Calibri"/>
    </style:style>
    <style:style style:name="TableCell4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6" style:parent-style-name="Fuentedepárrafopredeter." style:family="text">
      <style:text-properties style:font-name-asian="Calibri" style:font-name-complex="Calibri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29" style:parent-style-name="Normal" style:family="paragraph">
      <style:paragraph-properties fo:margin-bottom="0.1111in" fo:line-height="101%"/>
    </style:style>
    <style:style style:name="T430" style:parent-style-name="Fuentedepárrafopredeter." style:family="text">
      <style:text-properties style:font-name-asian="Calibri" style:font-name-complex="Calibri"/>
    </style:style>
    <style:style style:name="TableCell43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32" style:parent-style-name="Fuentedepárrafopredeter." style:family="text">
      <style:text-properties style:font-name-asian="Calibri" style:font-name-complex="Calibri"/>
    </style:style>
    <style:style style:name="T433" style:parent-style-name="Fuentedepárrafopredeter." style:family="text">
      <style:text-properties style:font-name-asian="Calibri" style:font-name-complex="Calibri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.1111in" fo:line-height="101%"/>
      <style:text-properties style:font-name-asian="Calibri" style:font-name-complex="Calibri"/>
    </style:style>
    <style:style style:name="TableCell43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38" style:parent-style-name="Normal" style:family="paragraph">
      <style:text-properties style:font-name-asian="Calibri" style:font-name-complex="Calibri"/>
    </style:style>
    <style:style style:name="P439" style:parent-style-name="Normal" style:family="paragraph">
      <style:paragraph-properties fo:margin-bottom="0.1111in" fo:line-height="101%"/>
    </style:style>
    <style:style style:name="P440" style:parent-style-name="Normal" style:family="paragraph">
      <style:paragraph-properties fo:margin-bottom="0.1111in" fo:line-height="101%"/>
    </style:style>
    <style:style style:name="T441" style:parent-style-name="Fuentedepárrafopredeter." style:family="text">
      <style:text-properties style:font-name-asian="Calibri" style:font-name-complex="Calibri"/>
    </style:style>
    <style:style style:name="TableColumn443" style:family="table-column">
      <style:table-column-properties style:column-width="2.9493in" style:use-optimal-column-width="false"/>
    </style:style>
    <style:style style:name="TableColumn444" style:family="table-column">
      <style:table-column-properties style:column-width="2.9493in" style:use-optimal-column-width="false"/>
    </style:style>
    <style:style style:name="Table442" style:family="table">
      <style:table-properties style:width="5.8986in" fo:margin-left="0in" table:align="lef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47" style:parent-style-name="Fuentedepárrafopredeter." style:family="text">
      <style:text-properties style:font-name-asian="Calibri" style:font-name-complex="Calibri"/>
    </style:style>
    <style:style style:name="TableCell44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49" style:parent-style-name="Fuentedepárrafopredeter." style:family="text">
      <style:text-properties style:font-name-asian="Calibri" style:font-name-complex="Calibri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52" style:parent-style-name="Fuentedepárrafopredeter." style:family="text">
      <style:text-properties style:font-name-asian="Calibri" style:font-name-complex="Calibri"/>
    </style:style>
    <style:style style:name="TableCell45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54" style:parent-style-name="Fuentedepárrafopredeter." style:family="text">
      <style:text-properties style:font-name-asian="Calibri" style:font-name-complex="Calibri"/>
    </style:style>
    <style:style style:name="P455" style:parent-style-name="Normal" style:family="paragraph">
      <style:paragraph-properties fo:margin-bottom="0.1111in" fo:line-height="101%"/>
    </style:style>
    <style:style style:name="P456" style:parent-style-name="Normal" style:family="paragraph">
      <style:paragraph-properties fo:margin-bottom="0.1111in" fo:line-height="101%"/>
    </style:style>
    <style:style style:name="T457" style:parent-style-name="Fuentedepárrafopredeter." style:family="text">
      <style:text-properties style:font-name-asian="Calibri" style:font-name-complex="Calibri"/>
    </style:style>
    <style:style style:name="TableColumn459" style:family="table-column">
      <style:table-column-properties style:column-width="2.9493in" style:use-optimal-column-width="false"/>
    </style:style>
    <style:style style:name="TableColumn460" style:family="table-column">
      <style:table-column-properties style:column-width="2.9493in" style:use-optimal-column-width="false"/>
    </style:style>
    <style:style style:name="Table458" style:family="table">
      <style:table-properties style:width="5.8986in" fo:margin-left="0in" table:align="left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63" style:parent-style-name="Fuentedepárrafopredeter." style:family="text">
      <style:text-properties style:font-name-asian="Calibri" style:font-name-complex="Calibri"/>
    </style:style>
    <style:style style:name="T464" style:parent-style-name="Fuentedepárrafopredeter." style:family="text">
      <style:text-properties style:font-name-asian="Calibri" style:font-name-complex="Calibri"/>
    </style:style>
    <style:style style:name="TableCell46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66" style:parent-style-name="Fuentedepárrafopredeter." style:family="text">
      <style:text-properties style:font-name-asian="Calibri" style:font-name-complex="Calibri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4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.1111in" fo:line-height="101%"/>
    </style:style>
    <style:style style:name="P471" style:parent-style-name="Normal" style:family="paragraph">
      <style:paragraph-properties fo:margin-bottom="0.1111in" fo:line-height="101%"/>
    </style:style>
    <style:style style:name="T472" style:parent-style-name="Fuentedepárrafopredeter." style:family="text">
      <style:text-properties style:font-name-asian="Calibri" style:font-name-complex="Calibri"/>
    </style:style>
    <style:style style:name="TableColumn474" style:family="table-column">
      <style:table-column-properties style:column-width="2.9493in" style:use-optimal-column-width="false"/>
    </style:style>
    <style:style style:name="TableColumn475" style:family="table-column">
      <style:table-column-properties style:column-width="2.9493in" style:use-optimal-column-width="false"/>
    </style:style>
    <style:style style:name="Table473" style:family="table">
      <style:table-properties style:width="5.8986in" fo:margin-left="0in" table:align="left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78" style:parent-style-name="Fuentedepárrafopredeter." style:family="text">
      <style:text-properties style:font-name-asian="Calibri" style:font-name-complex="Calibri"/>
    </style:style>
    <style:style style:name="TableCell47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80" style:parent-style-name="Fuentedepárrafopredeter." style:family="text">
      <style:text-properties style:font-name-asian="Calibri" style:font-name-complex="Calibri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83" style:parent-style-name="Fuentedepárrafopredeter." style:family="text">
      <style:text-properties style:font-name-asian="Calibri" style:font-name-complex="Calibri"/>
    </style:style>
    <style:style style:name="T484" style:parent-style-name="Fuentedepárrafopredeter." style:family="text">
      <style:text-properties style:font-name-asian="Calibri" style:font-name-complex="Calibri"/>
    </style:style>
    <style:style style:name="TableCell48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86" style:parent-style-name="Fuentedepárrafopredeter." style:family="text">
      <style:text-properties style:font-name-asian="Calibri" style:font-name-complex="Calibri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89" style:parent-style-name="Normal" style:family="paragraph">
      <style:text-properties style:font-name-asian="Calibri" style:font-name-complex="Calibri"/>
    </style:style>
    <style:style style:name="TableCell49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91" style:parent-style-name="Normal" style:family="paragraph">
      <style:text-properties style:font-name-asian="Calibri" style:font-name-complex="Calibri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94" style:parent-style-name="Fuentedepárrafopredeter." style:family="text">
      <style:text-properties style:font-name-asian="Calibri" style:font-name-complex="Calibri"/>
    </style:style>
    <style:style style:name="TableCell49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96" style:parent-style-name="Normal" style:family="paragraph">
      <style:text-properties style:font-name-asian="Calibri" style:font-name-complex="Calibri"/>
    </style:style>
    <style:style style:name="P497" style:parent-style-name="Normal" style:family="paragraph">
      <style:paragraph-properties fo:margin-bottom="0.1111in" fo:line-height="101%"/>
    </style:style>
    <style:style style:name="P498" style:parent-style-name="Normal" style:family="paragraph">
      <style:paragraph-properties fo:margin-bottom="0.1111in" fo:line-height="101%"/>
    </style:style>
    <style:style style:name="T499" style:parent-style-name="Fuentedepárrafopredeter." style:family="text">
      <style:text-properties style:font-name-asian="Calibri" style:font-name-complex="Calibri"/>
    </style:style>
    <style:style style:name="TableColumn501" style:family="table-column">
      <style:table-column-properties style:column-width="2.9493in" style:use-optimal-column-width="false"/>
    </style:style>
    <style:style style:name="TableColumn502" style:family="table-column">
      <style:table-column-properties style:column-width="2.9493in" style:use-optimal-column-width="false"/>
    </style:style>
    <style:style style:name="Table500" style:family="table">
      <style:table-properties style:width="5.8986in" fo:margin-left="0in" table:align="left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05" style:parent-style-name="Fuentedepárrafopredeter." style:family="text">
      <style:text-properties style:font-name-asian="Calibri" style:font-name-complex="Calibri"/>
    </style:style>
    <style:style style:name="TableCell50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07" style:parent-style-name="Fuentedepárrafopredeter." style:family="text">
      <style:text-properties style:font-name-asian="Calibri" style:font-name-complex="Calibri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10" style:parent-style-name="Fuentedepárrafopredeter." style:family="text">
      <style:text-properties style:font-name-asian="Calibri" style:font-name-complex="Calibri"/>
    </style:style>
    <style:style style:name="TableCell51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12" style:parent-style-name="Fuentedepárrafopredeter." style:family="text">
      <style:text-properties style:font-name-asian="Calibri" style:font-name-complex="Calibri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15" style:parent-style-name="Normal" style:family="paragraph">
      <style:text-properties style:font-name-asian="Calibri" style:font-name-complex="Calibri"/>
    </style:style>
    <style:style style:name="TableCell51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17" style:parent-style-name="Normal" style:family="paragraph">
      <style:text-properties style:font-name-asian="Calibri" style:font-name-complex="Calibri"/>
    </style:style>
    <style:style style:name="P518" style:parent-style-name="Normal" style:family="paragraph">
      <style:paragraph-properties fo:margin-bottom="0.1111in" fo:line-height="101%"/>
    </style:style>
    <style:style style:name="P519" style:parent-style-name="Normal" style:family="paragraph">
      <style:paragraph-properties fo:margin-bottom="0.1111in" fo:line-height="101%"/>
    </style:style>
    <style:style style:name="T520" style:parent-style-name="Fuentedepárrafopredeter." style:family="text">
      <style:text-properties style:font-name-asian="Calibri" style:font-name-complex="Calibri"/>
    </style:style>
    <style:style style:name="TableColumn522" style:family="table-column">
      <style:table-column-properties style:column-width="2.9493in" style:use-optimal-column-width="false"/>
    </style:style>
    <style:style style:name="TableColumn523" style:family="table-column">
      <style:table-column-properties style:column-width="2.9493in" style:use-optimal-column-width="false"/>
    </style:style>
    <style:style style:name="Table521" style:family="table">
      <style:table-properties style:width="5.8986in" fo:margin-left="0in" table:align="left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26" style:parent-style-name="Fuentedepárrafopredeter." style:family="text">
      <style:text-properties style:font-name-asian="Calibri" style:font-name-complex="Calibri"/>
    </style:style>
    <style:style style:name="TableCell52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28" style:parent-style-name="Fuentedepárrafopredeter." style:family="text">
      <style:text-properties style:font-name-asian="Calibri" style:font-name-complex="Calibri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53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32" style:parent-style-name="Normal" style:family="paragraph">
      <style:paragraph-properties fo:margin-bottom="0.1111in" fo:line-height="101%"/>
    </style:style>
    <style:style style:name="P533" style:parent-style-name="Normal" style:family="paragraph">
      <style:paragraph-properties fo:margin-bottom="0.1111in" fo:line-height="101%"/>
    </style:style>
    <style:style style:name="T534" style:parent-style-name="Fuentedepárrafopredeter." style:family="text">
      <style:text-properties style:font-name-asian="Calibri" style:font-name-complex="Calibri"/>
    </style:style>
    <style:style style:name="TableColumn536" style:family="table-column">
      <style:table-column-properties style:column-width="2.9493in" style:use-optimal-column-width="false"/>
    </style:style>
    <style:style style:name="TableColumn537" style:family="table-column">
      <style:table-column-properties style:column-width="2.9493in" style:use-optimal-column-width="false"/>
    </style:style>
    <style:style style:name="Table535" style:family="table">
      <style:table-properties style:width="5.8986in" fo:margin-left="0in" table:align="left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40" style:parent-style-name="Fuentedepárrafopredeter." style:family="text">
      <style:text-properties style:font-name-asian="Calibri" style:font-name-complex="Calibri"/>
    </style:style>
    <style:style style:name="TableCell5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42" style:parent-style-name="Fuentedepárrafopredeter." style:family="text">
      <style:text-properties style:font-name-asian="Calibri" style:font-name-complex="Calibri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45" style:parent-style-name="Fuentedepárrafopredeter." style:family="text">
      <style:text-properties style:font-name-asian="Calibri" style:font-name-complex="Calibri"/>
    </style:style>
    <style:style style:name="T546" style:parent-style-name="Fuentedepárrafopredeter." style:family="text">
      <style:text-properties style:font-name-asian="Calibri" style:font-name-complex="Calibri"/>
    </style:style>
    <style:style style:name="TableCell54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48" style:parent-style-name="Fuentedepárrafopredeter." style:family="text">
      <style:text-properties style:font-name-asian="Calibri" style:font-name-complex="Calibri"/>
    </style:style>
    <style:style style:name="P549" style:parent-style-name="Normal" style:family="paragraph">
      <style:paragraph-properties fo:margin-bottom="0.1111in" fo:line-height="101%"/>
    </style:style>
  </office:automatic-styles>
  <office:body>
    <office:text text:use-soft-page-breaks="true">
      <text:p text:style-name="P1"><text:span text:style-name="T2">A</text:span>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Normal"><text:span text:style-name="T8">Preguntas/Definición</text:span></text:p>
          </table:table-cell>
          <table:table-cell table:style-name="TableCell9">
            <text:p text:style-name="Normal"><text:span text:style-name="T10">Respuesta</text:span></text:p>
          </table:table-cell>
        </table:table-row>
        <table:table-row table:style-name="TableRow11">
          <table:table-cell table:style-name="TableCell12">
            <text:p text:style-name="P13">- Empieza con A: Persona que cuida de la aplicación del reglamento, sanciona las infracciones o fallos y valida los resultados.</text:p>
          </table:table-cell>
          <table:table-cell table:style-name="TableCell14">
            <text:p text:style-name="P15">- Arbitro</text:p>
          </table:table-cell>
        </table:table-row>
        <table:table-row table:style-name="TableRow16">
          <table:table-cell table:style-name="TableCell17">
            <text:p text:style-name="P18">-Empieza con A: Color de la bandera mostrada en señal de<text:s/>peligro en Formula 1.</text:p>
          </table:table-cell>
          <table:table-cell table:style-name="TableCell19">
            <text:p text:style-name="P20">- Amarilla</text:p>
            <text:p text:style-name="P21"/>
          </table:table-cell>
        </table:table-row>
        <table:table-row table:style-name="TableRow22">
          <table:table-cell table:style-name="TableCell23">
            <text:p text:style-name="P24">-Empieza con A: Es una parte fundamental en un coche de Formula 1 que existe en el eje delantero y el trasero.</text:p>
          </table:table-cell>
          <table:table-cell table:style-name="TableCell25">
            <text:p text:style-name="P26">- Aleron</text:p>
          </table:table-cell>
        </table:table-row>
        <table:table-row table:style-name="TableRow27">
          <table:table-cell table:style-name="TableCell28">
            <text:p text:style-name="P29">- Empieza con A: ¿Dónde se jugó el primer campeonato mundial masculino de baloncesto?</text:p>
          </table:table-cell>
          <table:table-cell table:style-name="TableCell30">
            <text:p text:style-name="P31">- Argentina</text:p>
          </table:table-cell>
        </table:table-row>
      </table:table>
      <text:p text:style-name="P32"/>
      <text:p text:style-name="P33"><text:span text:style-name="T34">B</text:span></text:p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Normal"><text:span text:style-name="T40">Preguntas/Definición</text:span></text:p>
          </table:table-cell>
          <table:table-cell table:style-name="TableCell41">
            <text:p text:style-name="Normal"><text:span text:style-name="T42">Respuesta</text:span></text:p>
          </table:table-cell>
        </table:table-row>
        <table:table-row table:style-name="TableRow43">
          <table:table-cell table:style-name="TableCell44">
            <text:p text:style-name="Normal"><text:span text:style-name="T45">- Empieza con la B: ¿Qué selección ha ganado mas mundiales de fútbol?</text:span></text:p>
          </table:table-cell>
          <table:table-cell table:style-name="TableCell46">
            <text:p text:style-name="Normal"><text:span text:style-name="T47">- Brasil</text:span></text:p>
          </table:table-cell>
        </table:table-row>
        <table:table-row table:style-name="TableRow48">
          <table:table-cell table:style-name="TableCell49">
            <text:p text:style-name="P50"><text:span text:style-name="T51">- Empieza con la B: ¿Cual es el apellido del atleta que logró el récord<text:s/></text:span><text:span text:style-name="T52">plusmarca</text:span><text:span text:style-name="T53"><text:s/>de velocidad en la prueba de los 100 metros lisos?</text:span></text:p>
          </table:table-cell>
          <table:table-cell table:style-name="TableCell54">
            <text:p text:style-name="Normal"><text:span text:style-name="T55">- Bolt</text:span></text:p>
            <text:p text:style-name="Normal"/>
          </table:table-cell>
        </table:table-row>
        <table:table-row table:style-name="TableRow56">
          <table:table-cell table:style-name="TableCell57">
            <text:p text:style-name="P58"><text:span text:style-name="T59">-Empieza con la B: ¿Qué deporte practican los Harlem Globetrotters?</text:span></text:p>
          </table:table-cell>
          <table:table-cell table:style-name="TableCell60">
            <text:p text:style-name="Normal"><text:span text:style-name="T61">- Baloncesto</text:span></text:p>
          </table:table-cell>
        </table:table-row>
        <table:table-row table:style-name="TableRow62">
          <table:table-cell table:style-name="TableCell63">
            <text:p text:style-name="P64">-Empieza con la B: ¿En qué deporte puedes hacer una tacada?</text:p>
          </table:table-cell>
          <table:table-cell table:style-name="TableCell65">
            <text:p text:style-name="P66">- Billar</text:p>
          </table:table-cell>
        </table:table-row>
      </table:table>
      <text:p text:style-name="P67"/>
      <text:p text:style-name="P68"><text:span text:style-name="T69">C</text:span></text:p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Normal"><text:span text:style-name="T75">Preguntas/Definición</text:span></text:p>
          </table:table-cell>
          <table:table-cell table:style-name="TableCell76">
            <text:p text:style-name="Normal"><text:span text:style-name="T77">Respuesta</text:span></text:p>
          </table:table-cell>
        </table:table-row>
        <table:table-row table:style-name="TableRow78">
          <table:table-cell table:style-name="TableCell79">
            <text:p text:style-name="P80"><text:span text:style-name="T81">- Empieza con la C: ¿Cuál es el deporte más popular en la<text:s/></text:span><text:span text:style-name="T82">India?</text:span></text:p>
          </table:table-cell>
          <table:table-cell table:style-name="TableCell83">
            <text:p text:style-name="Normal"><text:span text:style-name="T84">- Criquet</text:span></text:p>
          </table:table-cell>
        </table:table-row>
        <table:table-row table:style-name="TableRow85">
          <table:table-cell table:style-name="TableCell86">
            <text:p text:style-name="P87"><text:span text:style-name="T88">- Empieza con la C: Se dice del equipo que ocupa la última posición de la clasificación.</text:span></text:p>
          </table:table-cell>
          <table:table-cell table:style-name="TableCell89">
            <text:p text:style-name="Normal"><text:span text:style-name="T90">- Colista</text:span></text:p>
            <text:p text:style-name="P91"/>
          </table:table-cell>
        </table:table-row>
        <table:table-row table:style-name="TableRow92">
          <table:table-cell table:style-name="TableCell93">
            <text:p text:style-name="P94">- Empieza con la C: Nombre de<text:s/>la mascota<text:s/>de los Juegos Olímpicos de Barcelona en 1992.</text:p>
          </table:table-cell>
          <table:table-cell table:style-name="TableCell95">
            <text:p text:style-name="P96">- Cobi</text:p>
          </table:table-cell>
        </table:table-row>
      </table:table>
      <text:p text:style-name="P97"/>
      <text:p text:style-name="P98"><text:span text:style-name="T99">D</text:span></text:p>
      <table:table table:style-name="Table100">
        <table:table-columns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Normal"><text:span text:style-name="T105">Preguntas/Definición</text:span></text:p>
          </table:table-cell>
          <table:table-cell table:style-name="TableCell106">
            <text:p text:style-name="Normal"><text:span text:style-name="T107">Respuesta</text:span></text:p>
          </table:table-cell>
        </table:table-row>
        <table:table-row table:style-name="TableRow108">
          <table:table-cell table:style-name="TableCell109">
            <text:p text:style-name="P110">- Empieza con la D: Trozo de tela con un número, que llevan a la espalda los participantes en muchos deportes.</text:p>
            <text:p text:style-name="Normal"><text:span text:style-name="T111">adelantamientos</text:span></text:p>
          </table:table-cell>
          <table:table-cell table:style-name="TableCell112">
            <text:p text:style-name="P113">- Dorsal</text:p>
            <text:p text:style-name="P114"/>
            <text:p text:style-name="Normal"/>
          </table:table-cell>
        </table:table-row>
        <text:soft-page-break/>
        <table:table-row table:style-name="TableRow115">
          <table:table-cell table:style-name="TableCell116">
            <text:p text:style-name="P117">- Empieza con la D: Siglas del dispositivo introducido en la Formula 1 con el propósito de reducir<text:s/>carga aerodinámica y realizar adelantamientos.</text:p>
          </table:table-cell>
          <table:table-cell table:style-name="TableCell118">
            <text:p text:style-name="Normal">-DRS</text:p>
          </table:table-cell>
        </table:table-row>
      </table:table>
      <text:p text:style-name="P119"/>
      <text:p text:style-name="P120"><text:span text:style-name="T121">E</text:span></text:p>
      <table:table table:style-name="Table122">
        <table:table-columns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>
            <text:p text:style-name="Normal"><text:span text:style-name="T127">Preguntas/Definición</text:span></text:p>
          </table:table-cell>
          <table:table-cell table:style-name="TableCell128">
            <text:p text:style-name="Normal"><text:span text:style-name="T129">Respuesta</text:span></text:p>
          </table:table-cell>
        </table:table-row>
        <table:table-row table:style-name="TableRow130">
          <table:table-cell table:style-name="TableCell131">
            <text:p text:style-name="Normal">Empieza por E: País africano que fue primero en clasificarse para una copa del mundo</text:p>
          </table:table-cell>
          <table:table-cell table:style-name="TableCell132">
            <text:p text:style-name="Normal">Egipto<text:span text:style-name="T133">s</text:span></text:p>
          </table:table-cell>
        </table:table-row>
      </table:table>
      <text:p text:style-name="P134"/>
      <text:p text:style-name="P135"><text:span text:style-name="T136">F</text:span></text:p>
      <table:table table:style-name="Table137">
        <table:table-columns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>
            <text:p text:style-name="Normal"><text:span text:style-name="T142">Preguntas/Definición</text:span></text:p>
          </table:table-cell>
          <table:table-cell table:style-name="TableCell143">
            <text:p text:style-name="Normal"><text:span text:style-name="T144">Respuesta</text:span></text:p>
          </table:table-cell>
        </table:table-row>
        <table:table-row table:style-name="TableRow145">
          <table:table-cell table:style-name="TableCell146">
            <text:p text:style-name="Normal"><text:span text:style-name="T147">- Empieza con la F: Tipo de arma que se utiliza en el esgrima.</text:span></text:p>
          </table:table-cell>
          <table:table-cell table:style-name="TableCell148">
            <text:p text:style-name="Normal"><text:span text:style-name="T149">- Florete</text:span></text:p>
          </table:table-cell>
        </table:table-row>
        <table:table-row table:style-name="TableRow150">
          <table:table-cell table:style-name="TableCell151">
            <text:p text:style-name="P152">Empieza por la F: ¿Dónde se encuentra el circuito de Le Mans?</text:p>
          </table:table-cell>
          <table:table-cell table:style-name="TableCell153">
            <text:p text:style-name="P154">Francia</text:p>
          </table:table-cell>
        </table:table-row>
        <table:table-row table:style-name="TableRow155">
          <table:table-cell table:style-name="TableCell156">
            <text:p text:style-name="P157">Empieza por F: ¿Qué país ha competido mas veces en los JJOO de verano sin ganar una medalla de oro?</text:p>
          </table:table-cell>
          <table:table-cell table:style-name="TableCell158">
            <text:p text:style-name="Normal"><text:span text:style-name="T159">Filipinas</text:span></text:p>
          </table:table-cell>
        </table:table-row>
      </table:table>
      <text:p text:style-name="P160"/>
      <text:p text:style-name="P161"><text:span text:style-name="T162">G</text:span></text:p>
      <table:table table:style-name="Table163">
        <table:table-columns>
          <table:table-column table:style-name="TableColumn164"/>
          <table:table-column table:style-name="TableColumn165"/>
        </table:table-columns>
        <table:table-row table:style-name="TableRow166">
          <table:table-cell table:style-name="TableCell167">
            <text:p text:style-name="Normal"><text:span text:style-name="T168">Preguntas/Definición</text:span></text:p>
          </table:table-cell>
          <table:table-cell table:style-name="TableCell169">
            <text:p text:style-name="Normal"><text:span text:style-name="T170">Respuesta</text:span></text:p>
          </table:table-cell>
        </table:table-row>
        <table:table-row table:style-name="TableRow171">
          <table:table-cell table:style-name="TableCell172">
            <text:p text:style-name="P173"><text:span text:style-name="T174">- Empieza con la G:<text:s/></text:span><text:span text:style-name="T175">¿Cómo se llama la zona de hierba sobre la cual se ubica el hoyo en golf?<text:s/></text:span></text:p>
          </table:table-cell>
          <table:table-cell table:style-name="TableCell176">
            <text:p text:style-name="Normal"><text:span text:style-name="T177">- Green</text:span></text:p>
          </table:table-cell>
        </table:table-row>
      </table:table>
      <text:p text:style-name="P178"/>
      <text:p text:style-name="P179"><text:span text:style-name="T180">H</text:span></text:p>
      <table:table table:style-name="Table181">
        <table:table-columns>
          <table:table-column table:style-name="TableColumn182"/>
          <table:table-column table:style-name="TableColumn183"/>
        </table:table-columns>
        <table:table-row table:style-name="TableRow184">
          <table:table-cell table:style-name="TableCell185">
            <text:p text:style-name="Normal"><text:span text:style-name="T186">Preguntas/Definición</text:span></text:p>
          </table:table-cell>
          <table:table-cell table:style-name="TableCell187">
            <text:p text:style-name="Normal"><text:span text:style-name="T188">Respuesta</text:span></text:p>
          </table:table-cell>
        </table:table-row>
        <table:table-row table:style-name="TableRow189">
          <table:table-cell table:style-name="TableCell190">
            <text:p text:style-name="Normal"><text:span text:style-name="T191">- Empieza con la H: Nombre del lugar donde se realizan las carreras de caballo.</text:span></text:p>
          </table:table-cell>
          <table:table-cell table:style-name="TableCell192">
            <text:p text:style-name="Normal"><text:span text:style-name="T193">- Hipodromo</text:span></text:p>
            <text:p text:style-name="Normal"/>
          </table:table-cell>
        </table:table-row>
        <table:table-row table:style-name="TableRow194">
          <table:table-cell table:style-name="TableCell195">
            <text:p text:style-name="Normal"><text:span text:style-name="T196">- Empieza con la H: ¿Cómo se llama el deport</text:span><text:span text:style-name="T197">e en el cual se levantan pesas?</text:span></text:p>
          </table:table-cell>
          <table:table-cell table:style-name="TableCell198">
            <text:p text:style-name="Normal"><text:span text:style-name="T199">- Halterofilia</text:span></text:p>
            <text:p text:style-name="P200"/>
          </table:table-cell>
        </table:table-row>
        <table:table-row table:style-name="TableRow201">
          <table:table-cell table:style-name="TableCell202">
            <text:p text:style-name="P203">- Empieza con la H: ¿A qué deporte pertenece el córner corto?</text:p>
          </table:table-cell>
          <table:table-cell table:style-name="TableCell204">
            <text:p text:style-name="P205">- Hockey</text:p>
          </table:table-cell>
        </table:table-row>
        <table:table-row table:style-name="TableRow206">
          <table:table-cell table:style-name="TableCell207">
            <text:p text:style-name="P208">Empieza por la H:<text:s/>Deporte que consiste en carreras de caballos, concurso de saltos de obstáculos, doma, adiestramiento, etc.</text:p>
          </table:table-cell>
          <table:table-cell table:style-name="TableCell209">
            <text:p text:style-name="P210">Hipica</text:p>
          </table:table-cell>
        </table:table-row>
      </table:table>
      <text:p text:style-name="P211"/>
      <text:p text:style-name="P212"><text:span text:style-name="T213">I</text:span></text:p>
      <table:table table:style-name="Table214">
        <table:table-columns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>
            <text:p text:style-name="Normal"><text:span text:style-name="T219">Preguntas/Definición</text:span></text:p>
          </table:table-cell>
          <table:table-cell table:style-name="TableCell220">
            <text:p text:style-name="Normal"><text:span text:style-name="T221">Respuesta</text:span></text:p>
          </table:table-cell>
        </table:table-row>
        <table:table-row table:style-name="TableRow222">
          <table:table-cell table:style-name="TableCell223">
            <text:p text:style-name="Normal"><text:span text:style-name="T224">- Empieza con la<text:s/></text:span><text:span text:style-name="T225">I: ¿</text:span><text:span text:style-name="T226">En qué país se inventó el tenis de mesa?</text:span></text:p>
          </table:table-cell>
          <table:table-cell table:style-name="TableCell227">
            <text:p text:style-name="Normal"><text:span text:style-name="T228">- Inglaterra</text:span></text:p>
          </table:table-cell>
        </table:table-row>
      </table:table>
      <text:p text:style-name="P229"/>
      <text:soft-page-break/>
      <text:p text:style-name="P230"><text:span text:style-name="T231">J</text:span></text:p>
      <table:table table:style-name="Table232">
        <table:table-columns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>
            <text:p text:style-name="Normal"><text:span text:style-name="T237">Preguntas/Definición</text:span></text:p>
          </table:table-cell>
          <table:table-cell table:style-name="TableCell238">
            <text:p text:style-name="Normal"><text:span text:style-name="T239">Respuesta</text:span></text:p>
          </table:table-cell>
        </table:table-row>
        <table:table-row table:style-name="TableRow240">
          <table:table-cell table:style-name="TableCell241">
            <text:p text:style-name="Normal">Empieza por J: ¿Cómo se llaman los deportistas que practican el judo?</text:p>
          </table:table-cell>
          <table:table-cell table:style-name="TableCell242">
            <text:p text:style-name="Normal">Judokas</text:p>
          </table:table-cell>
        </table:table-row>
      </table:table>
      <text:p text:style-name="P243"/>
      <text:p text:style-name="P244"><text:span text:style-name="T245">K</text:span></text:p>
      <table:table table:style-name="Table246">
        <table:table-columns>
          <table:table-column table:style-name="TableColumn247"/>
          <table:table-column table:style-name="TableColumn248"/>
        </table:table-columns>
        <table:table-row table:style-name="TableRow249">
          <table:table-cell table:style-name="TableCell250">
            <text:p text:style-name="Normal"><text:span text:style-name="T251">Preguntas/Definición</text:span></text:p>
          </table:table-cell>
          <table:table-cell table:style-name="TableCell252">
            <text:p text:style-name="Normal"><text:span text:style-name="T253">Respuesta</text:span></text:p>
          </table:table-cell>
        </table:table-row>
        <table:table-row table:style-name="TableRow254">
          <table:table-cell table:style-name="TableCell255">
            <text:p text:style-name="Normal">Empieza con K:<text:s/>Túnica de origen japonés que se ciñe, cruzándola, mediante un cinturón<text:s/>y se usa en gran cantidad de artes marciales.</text:p>
          </table:table-cell>
          <table:table-cell table:style-name="TableCell256">
            <text:p text:style-name="Normal">Kimono</text:p>
          </table:table-cell>
        </table:table-row>
        <table:table-row table:style-name="TableRow257">
          <table:table-cell table:style-name="TableCell258">
            <text:p text:style-name="P259">Empieza con K: ¿A que deporte se dedica la profesional Sandra Sanchez, ganadora del oro en los JJOO 2020?</text:p>
          </table:table-cell>
          <table:table-cell table:style-name="TableCell260">
            <text:p text:style-name="Normal">Karate</text:p>
          </table:table-cell>
        </table:table-row>
      </table:table>
      <text:p text:style-name="P261"/>
      <text:p text:style-name="P262"><text:span text:style-name="T263">L</text:span></text:p>
      <table:table table:style-name="Table264">
        <table:table-columns>
          <table:table-column table:style-name="TableColumn265"/>
          <table:table-column table:style-name="TableColumn266"/>
        </table:table-columns>
        <table:table-row table:style-name="TableRow267">
          <table:table-cell table:style-name="TableCell268">
            <text:p text:style-name="Normal"><text:span text:style-name="T269">Preguntas/Definición</text:span></text:p>
          </table:table-cell>
          <table:table-cell table:style-name="TableCell270">
            <text:p text:style-name="Normal"><text:span text:style-name="T271">Respuesta</text:span></text:p>
          </table:table-cell>
        </table:table-row>
        <table:table-row table:style-name="TableRow272">
          <table:table-cell table:style-name="TableCell273">
            <text:p text:style-name="Normal"><text:span text:style-name="T274">- Empieza con la L: ¿Cuál es el deporte nacional de Canadá?</text:span></text:p>
          </table:table-cell>
          <table:table-cell table:style-name="TableCell275">
            <text:p text:style-name="Normal"><text:span text:style-name="T276">- Lacrosse</text:span></text:p>
          </table:table-cell>
        </table:table-row>
      </table:table>
      <text:p text:style-name="P277"/>
      <text:p text:style-name="P278"><text:span text:style-name="T279">M</text:span></text:p>
      <table:table table:style-name="Table280">
        <table:table-columns>
          <table:table-column table:style-name="TableColumn281"/>
          <table:table-column table:style-name="TableColumn282"/>
        </table:table-columns>
        <table:table-row table:style-name="TableRow283">
          <table:table-cell table:style-name="TableCell284">
            <text:p text:style-name="Normal"><text:span text:style-name="T285">Preguntas/Definición</text:span></text:p>
          </table:table-cell>
          <table:table-cell table:style-name="TableCell286">
            <text:p text:style-name="Normal"><text:span text:style-name="T287">Respuesta</text:span></text:p>
          </table:table-cell>
        </table:table-row>
        <table:table-row table:style-name="TableRow288">
          <table:table-cell table:style-name="TableCell289">
            <text:p text:style-name="Normal"><text:span text:style-name="T290">- Primer apellido del<text:s/></text:span><text:span text:style-name="T291">futbolista con más balones de oro de todos los tiempos</text:span></text:p>
          </table:table-cell>
          <table:table-cell table:style-name="TableCell292">
            <text:p text:style-name="Normal"><text:span text:style-name="T293">- Messi</text:span></text:p>
          </table:table-cell>
        </table:table-row>
        <table:table-row table:style-name="TableRow294">
          <table:table-cell table:style-name="TableCell295">
            <text:p text:style-name="Normal"/>
          </table:table-cell>
          <table:table-cell table:style-name="TableCell296">
            <text:p text:style-name="Normal"/>
          </table:table-cell>
        </table:table-row>
      </table:table>
      <text:p text:style-name="P297"/>
      <text:p text:style-name="P298"><text:span text:style-name="T299">N</text:span></text:p>
      <table:table table:style-name="Table300">
        <table:table-columns>
          <table:table-column table:style-name="TableColumn301"/>
          <table:table-column table:style-name="TableColumn302"/>
        </table:table-columns>
        <table:table-row table:style-name="TableRow303">
          <table:table-cell table:style-name="TableCell304">
            <text:p text:style-name="Normal"><text:span text:style-name="T305">Preguntas/Definición</text:span></text:p>
          </table:table-cell>
          <table:table-cell table:style-name="TableCell306">
            <text:p text:style-name="Normal"><text:span text:style-name="T307">Respuesta</text:span></text:p>
          </table:table-cell>
        </table:table-row>
        <table:table-row table:style-name="TableRow308">
          <table:table-cell table:style-name="TableCell309">
            <text:p text:style-name="Normal"><text:span text:style-name="T310">- Empieza con la N: Color de la última cinta que puedes conseguir en las artes marciales.</text:span></text:p>
          </table:table-cell>
          <table:table-cell table:style-name="TableCell311">
            <text:p text:style-name="Normal"><text:span text:style-name="T312">- Negro</text:span></text:p>
          </table:table-cell>
        </table:table-row>
        <table:table-row table:style-name="TableRow313">
          <table:table-cell table:style-name="TableCell314">
            <text:p text:style-name="P315">- Empieza con la N: Deporte mas practicado del mundo.</text:p>
          </table:table-cell>
          <table:table-cell table:style-name="TableCell316">
            <text:p text:style-name="P317">-<text:s/>Natacion</text:p>
          </table:table-cell>
        </table:table-row>
      </table:table>
      <text:p text:style-name="P318"/>
      <text:p text:style-name="P319"><text:span text:style-name="T320">O</text:span></text:p>
      <table:table table:style-name="Table321">
        <table:table-columns>
          <table:table-column table:style-name="TableColumn322"/>
          <table:table-column table:style-name="TableColumn323"/>
        </table:table-columns>
        <table:table-row table:style-name="TableRow324">
          <table:table-cell table:style-name="TableCell325">
            <text:p text:style-name="Normal"><text:span text:style-name="T326">Preguntas/Definición</text:span></text:p>
          </table:table-cell>
          <table:table-cell table:style-name="TableCell327">
            <text:p text:style-name="Normal"><text:span text:style-name="T328">Respuesta</text:span></text:p>
          </table:table-cell>
        </table:table-row>
        <table:table-row table:style-name="TableRow329">
          <table:table-cell table:style-name="TableCell330">
            <text:p text:style-name="Normal"/>
          </table:table-cell>
          <table:table-cell table:style-name="TableCell331">
            <text:p text:style-name="Normal"/>
          </table:table-cell>
        </table:table-row>
      </table:table>
      <text:p text:style-name="P332"/>
      <text:p text:style-name="P333"><text:span text:style-name="T334">P</text:span></text:p>
      <table:table table:style-name="Table335">
        <table:table-columns>
          <table:table-column table:style-name="TableColumn336"/>
          <table:table-column table:style-name="TableColumn337"/>
        </table:table-columns>
        <table:table-row table:style-name="TableRow338">
          <table:table-cell table:style-name="TableCell339">
            <text:p text:style-name="Normal"><text:span text:style-name="T340">Preguntas/Definición</text:span></text:p>
          </table:table-cell>
          <table:table-cell table:style-name="TableCell341">
            <text:p text:style-name="Normal"><text:span text:style-name="T342">Respuesta</text:span></text:p>
          </table:table-cell>
        </table:table-row>
        <table:table-row table:style-name="TableRow343">
          <table:table-cell table:style-name="TableCell344">
            <text:p text:style-name="Normal"><text:span text:style-name="T345">- Empieza con la P: ¿Cuál es el jugador de fútbol que ha ganado más Copas del Mundo?</text:span></text:p>
          </table:table-cell>
          <table:table-cell table:style-name="TableCell346">
            <text:p text:style-name="Normal"><text:span text:style-name="T347">- Pele</text:span></text:p>
          </table:table-cell>
        </table:table-row>
      </table:table>
      <text:p text:style-name="P348"/>
      <text:soft-page-break/>
      <text:p text:style-name="P349"><text:span text:style-name="T350">Q</text:span></text:p>
      <table:table table:style-name="Table351">
        <table:table-columns>
          <table:table-column table:style-name="TableColumn352"/>
          <table:table-column table:style-name="TableColumn353"/>
        </table:table-columns>
        <table:table-row table:style-name="TableRow354">
          <table:table-cell table:style-name="TableCell355">
            <text:p text:style-name="Normal"><text:span text:style-name="T356">Preguntas/Definición</text:span></text:p>
          </table:table-cell>
          <table:table-cell table:style-name="TableCell357">
            <text:p text:style-name="Normal"><text:span text:style-name="T358">Respuesta</text:span></text:p>
          </table:table-cell>
        </table:table-row>
        <table:table-row table:style-name="TableRow359">
          <table:table-cell table:style-name="TableCell360">
            <text:p text:style-name="Normal"/>
          </table:table-cell>
          <table:table-cell table:style-name="TableCell361">
            <text:p text:style-name="Normal"/>
          </table:table-cell>
        </table:table-row>
      </table:table>
      <text:p text:style-name="P362"/>
      <text:p text:style-name="P363"><text:span text:style-name="T364">R</text:span></text:p>
      <table:table table:style-name="Table365">
        <table:table-columns>
          <table:table-column table:style-name="TableColumn366"/>
          <table:table-column table:style-name="TableColumn367"/>
        </table:table-columns>
        <table:table-row table:style-name="TableRow368">
          <table:table-cell table:style-name="TableCell369">
            <text:p text:style-name="Normal"><text:span text:style-name="T370">Preguntas/Definición</text:span></text:p>
          </table:table-cell>
          <table:table-cell table:style-name="TableCell371">
            <text:p text:style-name="Normal"><text:span text:style-name="T372">Respuesta</text:span></text:p>
          </table:table-cell>
        </table:table-row>
        <table:table-row table:style-name="TableRow373">
          <table:table-cell table:style-name="TableCell374">
            <text:p text:style-name="Normal"><text:span text:style-name="T375">- Empieza con la R: En los Juegos Olímpicos de 1976 en Montreal, la gimnasta Nadia Comaneci se convirtió en la primera gimnasta en anotar un 10 perfecto. ¿A qué país representaba?</text:span></text:p>
          </table:table-cell>
          <table:table-cell table:style-name="TableCell376">
            <text:p text:style-name="Normal"><text:span text:style-name="T377">- Rumania</text:span></text:p>
          </table:table-cell>
        </table:table-row>
        <table:table-row table:style-name="TableRow378">
          <table:table-cell table:style-name="TableCell379">
            <text:p text:style-name="Normal"><text:span text:style-name="T380">Empieza con la R:<text:s/></text:span>Deporte de origen inglés que se practica entre dos equipos de 15 jugadores con un balón de forma ovalada.</text:p>
          </table:table-cell>
          <table:table-cell table:style-name="TableCell381">
            <text:p text:style-name="P382">-Rugby</text:p>
          </table:table-cell>
        </table:table-row>
      </table:table>
      <text:p text:style-name="P383"/>
      <text:p text:style-name="P384"><text:span text:style-name="T385">S</text:span></text:p>
      <table:table table:style-name="Table386">
        <table:table-columns>
          <table:table-column table:style-name="TableColumn387"/>
          <table:table-column table:style-name="TableColumn388"/>
        </table:table-columns>
        <table:table-row table:style-name="TableRow389">
          <table:table-cell table:style-name="TableCell390">
            <text:p text:style-name="Normal"><text:span text:style-name="T391">Preguntas/Definición</text:span></text:p>
          </table:table-cell>
          <table:table-cell table:style-name="TableCell392">
            <text:p text:style-name="Normal"><text:span text:style-name="T393">Respuesta</text:span></text:p>
          </table:table-cell>
        </table:table-row>
        <table:table-row table:style-name="TableRow394">
          <table:table-cell table:style-name="TableCell395">
            <text:p text:style-name="Normal"><text:span text:style-name="T396">- Empieza con la<text:s/></text:span><text:span text:style-name="T397">S: ¿</text:span><text:span text:style-name="T398">Cuál es el deporte nacional en Japón?</text:span></text:p>
          </table:table-cell>
          <table:table-cell table:style-name="TableCell399">
            <text:p text:style-name="Normal"><text:span text:style-name="T400">-Sumo</text:span></text:p>
          </table:table-cell>
        </table:table-row>
        <table:table-row table:style-name="TableRow401">
          <table:table-cell table:style-name="TableCell402">
            <text:p text:style-name="P403">- Empieza con la S: En qué deporte se usan los<text:s/>Términos «pez rancio» y «patada de Mula»</text:p>
          </table:table-cell>
          <table:table-cell table:style-name="TableCell404">
            <text:p text:style-name="P405">- Snowboarding</text:p>
          </table:table-cell>
        </table:table-row>
        <table:table-row table:style-name="TableRow406">
          <table:table-cell table:style-name="TableCell407">
            <text:p text:style-name="Normal"><text:span text:style-name="T408">-Empieza con la S:<text:s/></text:span>Deporte que consiste en deslizarse sobre las olas del mar de pie sobre una tabla.</text:p>
          </table:table-cell>
          <table:table-cell table:style-name="TableCell409">
            <text:p text:style-name="P410">- Surf</text:p>
          </table:table-cell>
        </table:table-row>
        <table:table-row table:style-name="TableRow411">
          <table:table-cell table:style-name="TableCell412">
            <text:p text:style-name="Normal"><text:span text:style-name="T413">-Empieza con la S:<text:s/></text:span>Deporte que consiste en deslizarse sobre una tabla con ruedas y<text:s/>realizar diferentes trucos, levantando la tabla del suelo y haciendo figuras y piruetas con ella en el aire.</text:p>
          </table:table-cell>
          <table:table-cell table:style-name="TableCell414">
            <text:p text:style-name="P415">- Skateboarding</text:p>
          </table:table-cell>
        </table:table-row>
      </table:table>
      <text:p text:style-name="P416"/>
      <text:p text:style-name="P417"><text:span text:style-name="T418">T</text:span></text:p>
      <table:table table:style-name="Table419">
        <table:table-columns>
          <table:table-column table:style-name="TableColumn420"/>
          <table:table-column table:style-name="TableColumn421"/>
        </table:table-columns>
        <table:table-row table:style-name="TableRow422">
          <table:table-cell table:style-name="TableCell423">
            <text:p text:style-name="Normal"><text:span text:style-name="T424">Preguntas/Definición</text:span></text:p>
          </table:table-cell>
          <table:table-cell table:style-name="TableCell425">
            <text:p text:style-name="Normal"><text:span text:style-name="T426">Respuesta</text:span></text:p>
          </table:table-cell>
        </table:table-row>
        <table:table-row table:style-name="TableRow427">
          <table:table-cell table:style-name="TableCell428">
            <text:p text:style-name="P429"><text:span text:style-name="T430">- Empieza con la T: ¿Cómo se llama la anotación de un tanto en fútbol americano?</text:span></text:p>
          </table:table-cell>
          <table:table-cell table:style-name="TableCell431">
            <text:p text:style-name="Normal"><text:span text:style-name="T432">-<text:s/></text:span><text:span text:style-name="T433">Touchdown</text:span></text:p>
          </table:table-cell>
        </table:table-row>
        <table:table-row table:style-name="TableRow434">
          <table:table-cell table:style-name="TableCell435">
            <text:p text:style-name="P436">- Empieza con la T: ¿Qué arte marcial coreano significa literalmente «el camino del pie y el puño»?</text:p>
          </table:table-cell>
          <table:table-cell table:style-name="TableCell437">
            <text:p text:style-name="P438">- Taekwondo</text:p>
          </table:table-cell>
        </table:table-row>
      </table:table>
      <text:p text:style-name="P439"/>
      <text:p text:style-name="P440"><text:span text:style-name="T441">U</text:span></text:p>
      <table:table table:style-name="Table442">
        <table:table-columns>
          <table:table-column table:style-name="TableColumn443"/>
          <table:table-column table:style-name="TableColumn444"/>
        </table:table-columns>
        <table:table-row table:style-name="TableRow445">
          <table:table-cell table:style-name="TableCell446">
            <text:p text:style-name="Normal"><text:span text:style-name="T447">Preguntas/Definición</text:span></text:p>
          </table:table-cell>
          <table:table-cell table:style-name="TableCell448">
            <text:p text:style-name="Normal"><text:span text:style-name="T449">Respuesta</text:span></text:p>
          </table:table-cell>
        </table:table-row>
        <table:table-row table:style-name="TableRow450">
          <table:table-cell table:style-name="TableCell451">
            <text:p text:style-name="Normal"><text:span text:style-name="T452">Empieza con la U: ¿Qué país ganó la primera Copa Mundial de fútbol en 1930?</text:span></text:p>
          </table:table-cell>
          <table:table-cell table:style-name="TableCell453">
            <text:p text:style-name="Normal"><text:span text:style-name="T454">- Uruguay</text:span></text:p>
          </table:table-cell>
        </table:table-row>
      </table:table>
      <text:p text:style-name="P455"/>
      <text:soft-page-break/>
      <text:p text:style-name="P456"><text:span text:style-name="T457">V</text:span></text:p>
      <table:table table:style-name="Table458">
        <table:table-columns>
          <table:table-column table:style-name="TableColumn459"/>
          <table:table-column table:style-name="TableColumn460"/>
        </table:table-columns>
        <table:table-row table:style-name="TableRow461">
          <table:table-cell table:style-name="TableCell462">
            <text:p text:style-name="Normal"><text:span text:style-name="T463">Pregunt</text:span><text:span text:style-name="T464">as/Definición</text:span></text:p>
          </table:table-cell>
          <table:table-cell table:style-name="TableCell465">
            <text:p text:style-name="Normal"><text:span text:style-name="T466">Respuesta</text:span></text:p>
          </table:table-cell>
        </table:table-row>
        <table:table-row table:style-name="TableRow467">
          <table:table-cell table:style-name="TableCell468">
            <text:p text:style-name="Normal">-Empieza con la V: Deporte donde dos equipos de 6 jugadores lanzan con las manos el balón por encima de una red al campo contrario.</text:p>
          </table:table-cell>
          <table:table-cell table:style-name="TableCell469">
            <text:p text:style-name="Normal">-Voley</text:p>
          </table:table-cell>
        </table:table-row>
      </table:table>
      <text:p text:style-name="P470"/>
      <text:p text:style-name="P471"><text:span text:style-name="T472">W</text:span></text:p>
      <table:table table:style-name="Table473">
        <table:table-columns>
          <table:table-column table:style-name="TableColumn474"/>
          <table:table-column table:style-name="TableColumn475"/>
        </table:table-columns>
        <table:table-row table:style-name="TableRow476">
          <table:table-cell table:style-name="TableCell477">
            <text:p text:style-name="Normal"><text:span text:style-name="T478">Preguntas/Definición</text:span></text:p>
          </table:table-cell>
          <table:table-cell table:style-name="TableCell479">
            <text:p text:style-name="Normal"><text:span text:style-name="T480">Respuesta</text:span></text:p>
          </table:table-cell>
        </table:table-row>
        <table:table-row table:style-name="TableRow481">
          <table:table-cell table:style-name="TableCell482">
            <text:p text:style-name="Normal"><text:span text:style-name="T483">- Empieza con la W: ¿Qué marca de raqueta usa Roger<text:s/></text:span><text:span text:style-name="T484">Federer?</text:span></text:p>
          </table:table-cell>
          <table:table-cell table:style-name="TableCell485">
            <text:p text:style-name="Normal"><text:span text:style-name="T486">- Wilson</text:span></text:p>
          </table:table-cell>
        </table:table-row>
        <table:table-row table:style-name="TableRow487">
          <table:table-cell table:style-name="TableCell488">
            <text:p text:style-name="P489">-Empieza con la W: ¿En qué campeonato de tenis se presenció el partido más largo de la historia?</text:p>
          </table:table-cell>
          <table:table-cell table:style-name="TableCell490">
            <text:p text:style-name="P491">- Wimblendon</text:p>
          </table:table-cell>
        </table:table-row>
        <table:table-row table:style-name="TableRow492">
          <table:table-cell table:style-name="TableCell493">
            <text:p text:style-name="Normal"><text:span text:style-name="T494">-Empieza con la Z:<text:s/></text:span>Deporte que se practica en una piscina, con el objetivo de marcar mayor número de goles en la portería del<text:s/>equipo contrario.</text:p>
          </table:table-cell>
          <table:table-cell table:style-name="TableCell495">
            <text:p text:style-name="P496">- Waterpolo</text:p>
          </table:table-cell>
        </table:table-row>
      </table:table>
      <text:p text:style-name="P497"/>
      <text:p text:style-name="P498"><text:span text:style-name="T499">X</text:span></text:p>
      <table:table table:style-name="Table500">
        <table:table-columns>
          <table:table-column table:style-name="TableColumn501"/>
          <table:table-column table:style-name="TableColumn502"/>
        </table:table-columns>
        <table:table-row table:style-name="TableRow503">
          <table:table-cell table:style-name="TableCell504">
            <text:p text:style-name="Normal"><text:span text:style-name="T505">Preguntas/Definición</text:span></text:p>
          </table:table-cell>
          <table:table-cell table:style-name="TableCell506">
            <text:p text:style-name="Normal"><text:span text:style-name="T507">Respuesta</text:span></text:p>
          </table:table-cell>
        </table:table-row>
        <table:table-row table:style-name="TableRow508">
          <table:table-cell table:style-name="TableCell509">
            <text:p text:style-name="Normal"><text:span text:style-name="T510">- Contiene la X: ¿De qué deporte se han tomado expresiones como “tirar la toalla” o “salvado por la campana”?</text:span></text:p>
          </table:table-cell>
          <table:table-cell table:style-name="TableCell511">
            <text:p text:style-name="Normal"><text:span text:style-name="T512">- Boxeo</text:span></text:p>
          </table:table-cell>
        </table:table-row>
        <table:table-row table:style-name="TableRow513">
          <table:table-cell table:style-name="TableCell514">
            <text:p text:style-name="P515">- Contiene la X: Nombre de la jugadora ganadora del balón de oro en<text:s/>el año 2022.</text:p>
          </table:table-cell>
          <table:table-cell table:style-name="TableCell516">
            <text:p text:style-name="P517">- Alexia</text:p>
          </table:table-cell>
        </table:table-row>
      </table:table>
      <text:p text:style-name="P518"/>
      <text:p text:style-name="P519"><text:span text:style-name="T520">Y</text:span></text:p>
      <table:table table:style-name="Table521">
        <table:table-columns>
          <table:table-column table:style-name="TableColumn522"/>
          <table:table-column table:style-name="TableColumn523"/>
        </table:table-columns>
        <table:table-row table:style-name="TableRow524">
          <table:table-cell table:style-name="TableCell525">
            <text:p text:style-name="Normal"><text:span text:style-name="T526">Preguntas/Definición</text:span></text:p>
          </table:table-cell>
          <table:table-cell table:style-name="TableCell527">
            <text:p text:style-name="Normal"><text:span text:style-name="T528">Respuesta</text:span></text:p>
          </table:table-cell>
        </table:table-row>
        <table:table-row table:style-name="TableRow529">
          <table:table-cell table:style-name="TableCell530">
            <text:p text:style-name="Normal">- Empieza por la Y: Deporte de la India, cuyo objetivo es conseguir la perfección espiritual y un mayor control físicomental.</text:p>
          </table:table-cell>
          <table:table-cell table:style-name="TableCell531">
            <text:p text:style-name="Normal">- Yoga</text:p>
          </table:table-cell>
        </table:table-row>
      </table:table>
      <text:p text:style-name="P532"/>
      <text:p text:style-name="P533"><text:span text:style-name="T534">Z</text:span></text:p>
      <table:table table:style-name="Table535">
        <table:table-columns>
          <table:table-column table:style-name="TableColumn536"/>
          <table:table-column table:style-name="TableColumn537"/>
        </table:table-columns>
        <table:table-row table:style-name="TableRow538">
          <table:table-cell table:style-name="TableCell539">
            <text:p text:style-name="Normal"><text:span text:style-name="T540">Preguntas/Definición</text:span></text:p>
          </table:table-cell>
          <table:table-cell table:style-name="TableCell541">
            <text:p text:style-name="Normal"><text:span text:style-name="T542">Respuesta</text:span></text:p>
          </table:table-cell>
        </table:table-row>
        <table:table-row table:style-name="TableRow543">
          <table:table-cell table:style-name="TableCell544">
            <text:p text:style-name="Normal"><text:span text:style-name="T545">Contiene la Z:<text:s/></text:span><text:span text:style-name="T546">Apellido del boxeador infligió la primera derrota de Muhammad Ali en el boxeo profesional.</text:span></text:p>
          </table:table-cell>
          <table:table-cell table:style-name="TableCell547">
            <text:p text:style-name="Normal"><text:span text:style-name="T548">- Frazier</text:span></text:p>
          </table:table-cell>
        </table:table-row>
      </table:table>
      <text:p text:style-name="P5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Javier</meta:initial-creator>
    <dc:creator>Juanjo Tirado</dc:creator>
    <meta:creation-date>2022-03-24T10:37:00Z</meta:creation-date>
    <dc:date>2022-03-24T19:20:00Z</dc:date>
    <meta:template xlink:href="Normal" xlink:type="simple"/>
    <meta:editing-cycles>8</meta:editing-cycles>
    <meta:editing-duration>PT5160S</meta:editing-duration>
    <meta:document-statistic meta:page-count="5" meta:paragraph-count="12" meta:word-count="926" meta:character-count="6010" meta:row-count="42" meta:non-whitespace-character-count="5096"/>
  </office:meta>
</office:document-meta>
</file>